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47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55cm"/>
    </style:style>
    <style:style style:name="co6" style:family="table-column">
      <style:table-column-properties fo:break-before="auto" style:column-width="1.425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1.406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 style:data-style-name="N109"/>
    <style:style style:name="ce7" style:family="table-cell" style:parent-style-name="Default" style:data-style-name="N109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ummary" table:style-name="ta1">
        <table:shapes>
          <draw:frame draw:z-index="0" draw:style-name="gr1" draw:text-style-name="P1" svg:width="31.634cm" svg:height="14.481cm" svg:x="0.11cm" svg:y="11.723cm">
            <draw:object draw:notify-on-update-of-ranges="Summary.C3:Summary.F3 Summary.A7:Summary.A7 Summary.C7:Summary.F7 Summary.A5:Summary.A5 Summary.C5:Summary.F5 Summary.A8:Summary.A8 Summary.C8:Summary.F8 Summary.A6:Summary.A6 Summary.C6:Summary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.823cm" svg:height="17.326cm" svg:x="0.247cm" svg:y="26.855cm">
            <draw:object draw:notify-on-update-of-ranges="'Marlin TL'.A2:'Marlin TL'.A2 'Marlin TL'.A3:'Marlin TL'.A29 'Marlin TL'.L2:'Marlin TL'.L2 'Marlin TL'.L3:'Marlin TL'.L29 'Marlin CLQ'.L2:'Marlin CLQ'.L2 'Marlin CLQ'.L3:'Marlin CLQ'.L29 'Marlin CLQ Tile'.L2:'Marlin CLQ Tile'.L2 'Marlin CLQ Tile'.L3:'Marlin CLQ Tile'.L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9" table:default-cell-style-name="Default"/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/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enderer</text:p>
          </table:table-cell>
          <table:table-cell table:style-name="ce2" office:value-type="string" calcext:value-type="string">
            <text:p>Test count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lin CLQ</text:p>
          </table:table-cell>
          <table:table-cell table:style-name="ce4" office:value-type="string" calcext:value-type="string">
            <text:p>Pct95</text:p>
          </table:table-cell>
          <table:table-cell table:style-name="ce5" office:value-type="float" office:value="142.338" calcext:value-type="float">
            <text:p>142,338</text:p>
          </table:table-cell>
          <table:table-cell table:style-name="ce5" office:value-type="float" office:value="132.778" calcext:value-type="float">
            <text:p>132,778</text:p>
          </table:table-cell>
          <table:table-cell table:style-name="ce5" office:value-type="float" office:value="145.203" calcext:value-type="float">
            <text:p>145,203</text:p>
          </table:table-cell>
          <table:table-cell table:style-name="ce5" office:value-type="float" office:value="149.034" calcext:value-type="float">
            <text:p>149,03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lin CLQ Tile</text:p>
          </table:table-cell>
          <table:table-cell table:style-name="ce4" office:value-type="string" calcext:value-type="string">
            <text:p>Pct95</text:p>
          </table:table-cell>
          <table:table-cell table:style-name="ce5" office:value-type="float" office:value="137.556" calcext:value-type="float">
            <text:p>137,556</text:p>
          </table:table-cell>
          <table:table-cell table:style-name="ce5" office:value-type="float" office:value="132.148" calcext:value-type="float">
            <text:p>132,148</text:p>
          </table:table-cell>
          <table:table-cell table:style-name="ce5" office:value-type="float" office:value="140.73" calcext:value-type="float">
            <text:p>140,73</text:p>
          </table:table-cell>
          <table:table-cell table:style-name="ce5" office:value-type="float" office:value="139.791" calcext:value-type="float">
            <text:p>139,79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lin TL</text:p>
          </table:table-cell>
          <table:table-cell table:style-name="ce4" office:value-type="string" calcext:value-type="string">
            <text:p>Pct95</text:p>
          </table:table-cell>
          <table:table-cell table:style-name="ce5" office:value-type="float" office:value="137.443" calcext:value-type="float">
            <text:p>137,443</text:p>
          </table:table-cell>
          <table:table-cell table:style-name="ce5" office:value-type="float" office:value="132.805" calcext:value-type="float">
            <text:p>132,805</text:p>
          </table:table-cell>
          <table:table-cell table:style-name="ce5" office:value-type="float" office:value="136.462" calcext:value-type="float">
            <text:p>136,462</text:p>
          </table:table-cell>
          <table:table-cell table:style-name="ce5" office:value-type="float" office:value="143.062" calcext:value-type="float">
            <text:p>143,06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lin TL Tile</text:p>
          </table:table-cell>
          <table:table-cell table:style-name="ce4" office:value-type="string" calcext:value-type="string">
            <text:p>Pct95</text:p>
          </table:table-cell>
          <table:table-cell table:style-name="ce5" office:value-type="float" office:value="132.498" calcext:value-type="float">
            <text:p>132,498</text:p>
          </table:table-cell>
          <table:table-cell table:style-name="ce5" office:value-type="float" office:value="131.176" calcext:value-type="float">
            <text:p>131,176</text:p>
          </table:table-cell>
          <table:table-cell table:style-name="ce5" office:value-type="float" office:value="132.641" calcext:value-type="float">
            <text:p>132,641</text:p>
          </table:table-cell>
          <table:table-cell table:style-name="ce5" office:value-type="float" office:value="133.677" calcext:value-type="float">
            <text:p>133,677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Pisces opts: -Xbootclasspath/a:../lib/openjdk8-pisces.jar<text:span text:style-name="T1"> -Dsun.java2d.renderer=sun.java2d.pisces.PiscesRenderingEngine</text:span>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3">
          <table:table-cell office:value-type="string" calcext:value-type="string" table:number-columns-spanned="10" table:number-rows-spanned="1">
            <text:p>Marlin opts: -Xbootclasspath/p:../lib/marlin-0.5.6-Unsafe-sun-java2d.jar -Xbootclasspath/a:../lib/marlin-0.5.6-Unsafe.jar <text:span text:style-name="T1">-Dsun.java2d.renderer.useThreadLocal=true|false</text:span> -Dsun.java2d.renderer.useSimplifier=false -Dsun.java2d.renderer.useRef=soft -Dsun.java2d.renderer.pixelsize=2048 -Dsun.java2d.renderer.tileSize_log2=5 <text:span text:style-name="T1">-Dsun.java2d.renderer=org.marlin.pisces.PiscesRenderingEngine</text:span>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Linux bourgesl-HP-ZBook-15 3.13.0-47-generic #78-Ubuntu SMP Tue Mar 3 17:36:26 UTC 2015 x86_64 x86_64 x86_64 GNU/Linux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intel i7 4800 (No HyperThreading and turbo boost disabled) : <text:span text:style-name="T1">4 CPUs - freq = 2GHz FIXED NO_HT</text:span>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Java tuning: <text:s/>-server <text:s/>-Xms2048m <text:s/>-Xmx2048m -XX:+UseConcMarkSweepGC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java version "1.8.0_60-ea"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Java(TM) SE Runtime Environment (build 1.8.0_60-ea-b05)</text:p>
          </table:table-cell>
          <table:covered-table-cell table:number-columns-repeated="9"/>
        </table:table-row>
        <table:table-row table:style-name="ro2">
          <table:table-cell office:value-type="string" calcext:value-type="string" table:number-columns-spanned="10" table:number-rows-spanned="1">
            <text:p>Java HotSpot(TM) 64-Bit Server VM (build 25.60-b05, mixed mode)</text:p>
          </table:table-cell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spanned="10" table:number-rows-spanned="1"/>
          <table:covered-table-cell table:number-columns-repeated="9"/>
        </table:table-row>
      </table:table>
      <table:table table:name="Marlin TL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6"/>
        <table:table-row table:style-name="ro1">
          <table:table-cell office:value-type="string" calcext:value-type="string">
            <text:p>TEST results: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  <table:table-cell table:style-name="Default" office:value-type="string" calcext:value-type="string">
            <text:p>diff Marlin TL / Marlin TL Tile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0.237" calcext:value-type="float">
            <text:p>110,237</text:p>
          </table:table-cell>
          <table:table-cell office:value-type="float" office:value="110.51" calcext:value-type="float">
            <text:p>110,51</text:p>
          </table:table-cell>
          <table:table-cell office:value-type="float" office:value="110.254" calcext:value-type="float">
            <text:p>110,254</text:p>
          </table:table-cell>
          <table:table-cell office:value-type="float" office:value="0.15" calcext:value-type="float">
            <text:p>0,15</text:p>
          </table:table-cell>
          <table:table-cell office:value-type="float" office:value="109.948" calcext:value-type="float">
            <text:p>109,948</text:p>
          </table:table-cell>
          <table:table-cell office:value-type="float" office:value="110.766" calcext:value-type="float">
            <text:p>110,766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3]-[$'Marlin TL Tile'.$E3]" office:value-type="float" office:value="-0.661999999999992" calcext:value-type="float">
            <text:p>-0,662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55.029" calcext:value-type="float">
            <text:p>55,029</text:p>
          </table:table-cell>
          <table:table-cell office:value-type="float" office:value="55.246" calcext:value-type="float">
            <text:p>55,246</text:p>
          </table:table-cell>
          <table:table-cell office:value-type="float" office:value="55.046" calcext:value-type="float">
            <text:p>55,046</text:p>
          </table:table-cell>
          <table:table-cell office:value-type="float" office:value="0.116" calcext:value-type="float">
            <text:p>0,116</text:p>
          </table:table-cell>
          <table:table-cell office:value-type="float" office:value="54.821" calcext:value-type="float">
            <text:p>54,821</text:p>
          </table:table-cell>
          <table:table-cell office:value-type="float" office:value="55.564" calcext:value-type="float">
            <text:p>55,56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E4]-[$'Marlin TL Tile'.$E4]" office:value-type="float" office:value="-0.0489999999999995" calcext:value-type="float">
            <text:p>-0,049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43.556" calcext:value-type="float">
            <text:p>43,556</text:p>
          </table:table-cell>
          <table:table-cell office:value-type="float" office:value="43.701" calcext:value-type="float">
            <text:p>43,701</text:p>
          </table:table-cell>
          <table:table-cell office:value-type="float" office:value="43.559" calcext:value-type="float">
            <text:p>43,559</text:p>
          </table:table-cell>
          <table:table-cell office:value-type="float" office:value="0.081" calcext:value-type="float">
            <text:p>0,081</text:p>
          </table:table-cell>
          <table:table-cell office:value-type="float" office:value="43.385" calcext:value-type="float">
            <text:p>43,385</text:p>
          </table:table-cell>
          <table:table-cell office:value-type="float" office:value="43.819" calcext:value-type="float">
            <text:p>43,819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E5]-[$'Marlin TL Tile'.$E5]" office:value-type="float" office:value="-0.728999999999999" calcext:value-type="float">
            <text:p>-0,729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81.991" calcext:value-type="float">
            <text:p>781,991</text:p>
          </table:table-cell>
          <table:table-cell office:value-type="float" office:value="782.949" calcext:value-type="float">
            <text:p>782,949</text:p>
          </table:table-cell>
          <table:table-cell office:value-type="float" office:value="781.95" calcext:value-type="float">
            <text:p>781,95</text:p>
          </table:table-cell>
          <table:table-cell office:value-type="float" office:value="0.845" calcext:value-type="float">
            <text:p>0,845</text:p>
          </table:table-cell>
          <table:table-cell office:value-type="float" office:value="780.467" calcext:value-type="float">
            <text:p>780,467</text:p>
          </table:table-cell>
          <table:table-cell office:value-type="float" office:value="784.014" calcext:value-type="float">
            <text:p>784,01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-[$'Marlin TL Tile'.$E6]" office:value-type="float" office:value="16.865" calcext:value-type="float">
            <text:p>16,865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12.484" calcext:value-type="float">
            <text:p>12,484</text:p>
          </table:table-cell>
          <table:table-cell office:value-type="float" office:value="12.584" calcext:value-type="float">
            <text:p>12,584</text:p>
          </table:table-cell>
          <table:table-cell office:value-type="float" office:value="12.498" calcext:value-type="float">
            <text:p>12,498</text:p>
          </table:table-cell>
          <table:table-cell office:value-type="float" office:value="0.037" calcext:value-type="float">
            <text:p>0,037</text:p>
          </table:table-cell>
          <table:table-cell office:value-type="float" office:value="12.457" calcext:value-type="float">
            <text:p>12,457</text:p>
          </table:table-cell>
          <table:table-cell office:value-type="float" office:value="12.826" calcext:value-type="float">
            <text:p>12,826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E7]-[$'Marlin TL Tile'.$E7]" office:value-type="float" office:value="-0.168000000000001" calcext:value-type="float">
            <text:p>-0,168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6.463" calcext:value-type="float">
            <text:p>6,463</text:p>
          </table:table-cell>
          <table:table-cell office:value-type="float" office:value="6.516" calcext:value-type="float">
            <text:p>6,516</text:p>
          </table:table-cell>
          <table:table-cell office:value-type="float" office:value="6.467" calcext:value-type="float">
            <text:p>6,467</text:p>
          </table:table-cell>
          <table:table-cell office:value-type="float" office:value="0.018" calcext:value-type="float">
            <text:p>0,018</text:p>
          </table:table-cell>
          <table:table-cell office:value-type="float" office:value="6.441" calcext:value-type="float">
            <text:p>6,441</text:p>
          </table:table-cell>
          <table:table-cell office:value-type="float" office:value="6.594" calcext:value-type="float">
            <text:p>6,594</text:p>
          </table:table-cell>
          <table:table-cell office:value-type="float" office:value="1631" calcext:value-type="float">
            <text:p>1631</text:p>
          </table:table-cell>
          <table:table-cell/>
          <table:table-cell table:formula="of:=[.E8]-[$'Marlin TL Tile'.$E8]" office:value-type="float" office:value="-0.0579999999999998" calcext:value-type="float">
            <text:p>-0,058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12.125" calcext:value-type="float">
            <text:p>12,125</text:p>
          </table:table-cell>
          <table:table-cell office:value-type="float" office:value="12.189" calcext:value-type="float">
            <text:p>12,189</text:p>
          </table:table-cell>
          <table:table-cell office:value-type="float" office:value="12.133" calcext:value-type="float">
            <text:p>12,133</text:p>
          </table:table-cell>
          <table:table-cell office:value-type="float" office:value="0.029" calcext:value-type="float">
            <text:p>0,029</text:p>
          </table:table-cell>
          <table:table-cell office:value-type="float" office:value="12.068" calcext:value-type="float">
            <text:p>12,068</text:p>
          </table:table-cell>
          <table:table-cell office:value-type="float" office:value="12.297" calcext:value-type="float">
            <text:p>12,297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[.E9]-[$'Marlin TL Tile'.$E9]" office:value-type="float" office:value="-0.0239999999999991" calcext:value-type="float">
            <text:p>-0,024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float" office:value="7.279" calcext:value-type="float">
            <text:p>7,279</text:p>
          </table:table-cell>
          <table:table-cell office:value-type="float" office:value="7.339" calcext:value-type="float">
            <text:p>7,339</text:p>
          </table:table-cell>
          <table:table-cell office:value-type="float" office:value="7.285" calcext:value-type="float">
            <text:p>7,285</text:p>
          </table:table-cell>
          <table:table-cell office:value-type="float" office:value="0.025" calcext:value-type="float">
            <text:p>0,025</text:p>
          </table:table-cell>
          <table:table-cell office:value-type="float" office:value="7.23" calcext:value-type="float">
            <text:p>7,23</text:p>
          </table:table-cell>
          <table:table-cell office:value-type="float" office:value="7.407" calcext:value-type="float">
            <text:p>7,407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E10]-[$'Marlin TL Tile'.$E10]" office:value-type="float" office:value="-0.00399999999999956" calcext:value-type="float">
            <text:p>-0,004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63.912" calcext:value-type="float">
            <text:p>163,912</text:p>
          </table:table-cell>
          <table:table-cell office:value-type="float" office:value="164.213" calcext:value-type="float">
            <text:p>164,213</text:p>
          </table:table-cell>
          <table:table-cell office:value-type="float" office:value="163.936" calcext:value-type="float">
            <text:p>163,936</text:p>
          </table:table-cell>
          <table:table-cell office:value-type="float" office:value="0.144" calcext:value-type="float">
            <text:p>0,144</text:p>
          </table:table-cell>
          <table:table-cell office:value-type="float" office:value="163.662" calcext:value-type="float">
            <text:p>163,662</text:p>
          </table:table-cell>
          <table:table-cell office:value-type="float" office:value="164.41" calcext:value-type="float">
            <text:p>164,4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E11]-[$'Marlin TL Tile'.$E11]" office:value-type="float" office:value="-0.50800000000001" calcext:value-type="float">
            <text:p>-0,508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12.761" calcext:value-type="float">
            <text:p>112,761</text:p>
          </table:table-cell>
          <table:table-cell office:value-type="float" office:value="112.942" calcext:value-type="float">
            <text:p>112,942</text:p>
          </table:table-cell>
          <table:table-cell office:value-type="float" office:value="112.818" calcext:value-type="float">
            <text:p>112,818</text:p>
          </table:table-cell>
          <table:table-cell office:value-type="float" office:value="0.716" calcext:value-type="float">
            <text:p>0,716</text:p>
          </table:table-cell>
          <table:table-cell office:value-type="float" office:value="112.411" calcext:value-type="float">
            <text:p>112,411</text:p>
          </table:table-cell>
          <table:table-cell office:value-type="float" office:value="119.677" calcext:value-type="float">
            <text:p>119,677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E12]-[$'Marlin TL Tile'.$E12]" office:value-type="float" office:value="0.596999999999994" calcext:value-type="float">
            <text:p>0,597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56.808" calcext:value-type="float">
            <text:p>56,808</text:p>
          </table:table-cell>
          <table:table-cell office:value-type="float" office:value="56.937" calcext:value-type="float">
            <text:p>56,937</text:p>
          </table:table-cell>
          <table:table-cell office:value-type="float" office:value="56.844" calcext:value-type="float">
            <text:p>56,844</text:p>
          </table:table-cell>
          <table:table-cell office:value-type="float" office:value="0.466" calcext:value-type="float">
            <text:p>0,466</text:p>
          </table:table-cell>
          <table:table-cell office:value-type="float" office:value="56.603" calcext:value-type="float">
            <text:p>56,603</text:p>
          </table:table-cell>
          <table:table-cell office:value-type="float" office:value="63.239" calcext:value-type="float">
            <text:p>63,239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E13]-[$'Marlin TL Tile'.$E13]" office:value-type="float" office:value="0.497" calcext:value-type="float">
            <text:p>0,497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44.272" calcext:value-type="float">
            <text:p>44,272</text:p>
          </table:table-cell>
          <table:table-cell office:value-type="float" office:value="44.528" calcext:value-type="float">
            <text:p>44,528</text:p>
          </table:table-cell>
          <table:table-cell office:value-type="float" office:value="44.207" calcext:value-type="float">
            <text:p>44,207</text:p>
          </table:table-cell>
          <table:table-cell office:value-type="float" office:value="0.235" calcext:value-type="float">
            <text:p>0,235</text:p>
          </table:table-cell>
          <table:table-cell office:value-type="float" office:value="43.702" calcext:value-type="float">
            <text:p>43,702</text:p>
          </table:table-cell>
          <table:table-cell office:value-type="float" office:value="44.734" calcext:value-type="float">
            <text:p>44,734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E14]-[$'Marlin TL Tile'.$E14]" office:value-type="float" office:value="-0.782000000000004" calcext:value-type="float">
            <text:p>-0,782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99.319" calcext:value-type="float">
            <text:p>799,319</text:p>
          </table:table-cell>
          <table:table-cell office:value-type="float" office:value="805.726" calcext:value-type="float">
            <text:p>805,726</text:p>
          </table:table-cell>
          <table:table-cell office:value-type="float" office:value="798.187" calcext:value-type="float">
            <text:p>798,187</text:p>
          </table:table-cell>
          <table:table-cell office:value-type="float" office:value="4.664" calcext:value-type="float">
            <text:p>4,664</text:p>
          </table:table-cell>
          <table:table-cell office:value-type="float" office:value="790.335" calcext:value-type="float">
            <text:p>790,335</text:p>
          </table:table-cell>
          <table:table-cell office:value-type="float" office:value="809.743" calcext:value-type="float">
            <text:p>809,74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5]-[$'Marlin TL Tile'.$E15]" office:value-type="float" office:value="31.192" calcext:value-type="float">
            <text:p>31,192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678" calcext:value-type="float">
            <text:p>1678</text:p>
          </table:table-cell>
          <table:table-cell office:value-type="float" office:value="12.627" calcext:value-type="float">
            <text:p>12,627</text:p>
          </table:table-cell>
          <table:table-cell office:value-type="float" office:value="12.729" calcext:value-type="float">
            <text:p>12,729</text:p>
          </table:table-cell>
          <table:table-cell office:value-type="float" office:value="12.645" calcext:value-type="float">
            <text:p>12,645</text:p>
          </table:table-cell>
          <table:table-cell office:value-type="float" office:value="0.16" calcext:value-type="float">
            <text:p>0,16</text:p>
          </table:table-cell>
          <table:table-cell office:value-type="float" office:value="12.539" calcext:value-type="float">
            <text:p>12,539</text:p>
          </table:table-cell>
          <table:table-cell office:value-type="float" office:value="17.15" calcext:value-type="float">
            <text:p>17,15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E16]-[$'Marlin TL Tile'.$E16]" office:value-type="float" office:value="-0.0790000000000006" calcext:value-type="float">
            <text:p>-0,079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3262" calcext:value-type="float">
            <text:p>3262</text:p>
          </table:table-cell>
          <table:table-cell office:value-type="float" office:value="6.482" calcext:value-type="float">
            <text:p>6,482</text:p>
          </table:table-cell>
          <table:table-cell office:value-type="float" office:value="6.518" calcext:value-type="float">
            <text:p>6,518</text:p>
          </table:table-cell>
          <table:table-cell office:value-type="float" office:value="6.486" calcext:value-type="float">
            <text:p>6,486</text:p>
          </table:table-cell>
          <table:table-cell office:value-type="float" office:value="0.019" calcext:value-type="float">
            <text:p>0,019</text:p>
          </table:table-cell>
          <table:table-cell office:value-type="float" office:value="6.45" calcext:value-type="float">
            <text:p>6,45</text:p>
          </table:table-cell>
          <table:table-cell office:value-type="float" office:value="6.615" calcext:value-type="float">
            <text:p>6,615</text:p>
          </table:table-cell>
          <table:table-cell office:value-type="float" office:value="3262" calcext:value-type="float">
            <text:p>3262</text:p>
          </table:table-cell>
          <table:table-cell/>
          <table:table-cell table:formula="of:=[.E17]-[$'Marlin TL Tile'.$E17]" office:value-type="float" office:value="-0.0470000000000006" calcext:value-type="float">
            <text:p>-0,047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724" calcext:value-type="float">
            <text:p>1724</text:p>
          </table:table-cell>
          <table:table-cell office:value-type="float" office:value="12.144" calcext:value-type="float">
            <text:p>12,144</text:p>
          </table:table-cell>
          <table:table-cell office:value-type="float" office:value="12.234" calcext:value-type="float">
            <text:p>12,234</text:p>
          </table:table-cell>
          <table:table-cell office:value-type="float" office:value="12.144" calcext:value-type="float">
            <text:p>12,144</text:p>
          </table:table-cell>
          <table:table-cell office:value-type="float" office:value="0.048" calcext:value-type="float">
            <text:p>0,048</text:p>
          </table:table-cell>
          <table:table-cell office:value-type="float" office:value="12.047" calcext:value-type="float">
            <text:p>12,047</text:p>
          </table:table-cell>
          <table:table-cell office:value-type="float" office:value="12.381" calcext:value-type="float">
            <text:p>12,381</text:p>
          </table:table-cell>
          <table:table-cell office:value-type="float" office:value="1724" calcext:value-type="float">
            <text:p>1724</text:p>
          </table:table-cell>
          <table:table-cell/>
          <table:table-cell table:formula="of:=[.E18]-[$'Marlin TL Tile'.$E18]" office:value-type="float" office:value="0.00200000000000067" calcext:value-type="float">
            <text:p>0,002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2870" calcext:value-type="float">
            <text:p>2870</text:p>
          </table:table-cell>
          <table:table-cell office:value-type="float" office:value="7.302" calcext:value-type="float">
            <text:p>7,302</text:p>
          </table:table-cell>
          <table:table-cell office:value-type="float" office:value="7.36" calcext:value-type="float">
            <text:p>7,36</text:p>
          </table:table-cell>
          <table:table-cell office:value-type="float" office:value="7.307" calcext:value-type="float">
            <text:p>7,307</text:p>
          </table:table-cell>
          <table:table-cell office:value-type="float" office:value="0.024" calcext:value-type="float">
            <text:p>0,024</text:p>
          </table:table-cell>
          <table:table-cell office:value-type="float" office:value="7.252" calcext:value-type="float">
            <text:p>7,252</text:p>
          </table:table-cell>
          <table:table-cell office:value-type="float" office:value="7.482" calcext:value-type="float">
            <text:p>7,482</text:p>
          </table:table-cell>
          <table:table-cell office:value-type="float" office:value="2870" calcext:value-type="float">
            <text:p>2870</text:p>
          </table:table-cell>
          <table:table-cell/>
          <table:table-cell table:formula="of:=[.E19]-[$'Marlin TL Tile'.$E19]" office:value-type="float" office:value="-0.00999999999999979" calcext:value-type="float">
            <text:p>-0,010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68.982" calcext:value-type="float">
            <text:p>168,982</text:p>
          </table:table-cell>
          <table:table-cell office:value-type="float" office:value="169.188" calcext:value-type="float">
            <text:p>169,188</text:p>
          </table:table-cell>
          <table:table-cell office:value-type="float" office:value="169.237" calcext:value-type="float">
            <text:p>169,237</text:p>
          </table:table-cell>
          <table:table-cell office:value-type="float" office:value="1.229" calcext:value-type="float">
            <text:p>1,229</text:p>
          </table:table-cell>
          <table:table-cell office:value-type="float" office:value="168.692" calcext:value-type="float">
            <text:p>168,692</text:p>
          </table:table-cell>
          <table:table-cell office:value-type="float" office:value="175.737" calcext:value-type="float">
            <text:p>175,737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E20]-[$'Marlin TL Tile'.$E20]" office:value-type="float" office:value="3.023" calcext:value-type="float">
            <text:p>3,023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14.189" calcext:value-type="float">
            <text:p>114,189</text:p>
          </table:table-cell>
          <table:table-cell office:value-type="float" office:value="114.862" calcext:value-type="float">
            <text:p>114,862</text:p>
          </table:table-cell>
          <table:table-cell office:value-type="float" office:value="114.129" calcext:value-type="float">
            <text:p>114,129</text:p>
          </table:table-cell>
          <table:table-cell office:value-type="float" office:value="1.26" calcext:value-type="float">
            <text:p>1,26</text:p>
          </table:table-cell>
          <table:table-cell office:value-type="float" office:value="111.607" calcext:value-type="float">
            <text:p>111,607</text:p>
          </table:table-cell>
          <table:table-cell office:value-type="float" office:value="122.343" calcext:value-type="float">
            <text:p>122,343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E21]-[$'Marlin TL Tile'.$E21]" office:value-type="float" office:value="1.268" calcext:value-type="float">
            <text:p>1,268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764" calcext:value-type="float">
            <text:p>764</text:p>
          </table:table-cell>
          <table:table-cell office:value-type="float" office:value="57.518" calcext:value-type="float">
            <text:p>57,518</text:p>
          </table:table-cell>
          <table:table-cell office:value-type="float" office:value="57.832" calcext:value-type="float">
            <text:p>57,832</text:p>
          </table:table-cell>
          <table:table-cell office:value-type="float" office:value="57.529" calcext:value-type="float">
            <text:p>57,529</text:p>
          </table:table-cell>
          <table:table-cell office:value-type="float" office:value="0.854" calcext:value-type="float">
            <text:p>0,854</text:p>
          </table:table-cell>
          <table:table-cell office:value-type="float" office:value="56.467" calcext:value-type="float">
            <text:p>56,467</text:p>
          </table:table-cell>
          <table:table-cell office:value-type="float" office:value="66.36" calcext:value-type="float">
            <text:p>66,36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E22]-[$'Marlin TL Tile'.$E22]" office:value-type="float" office:value="0.509999999999998" calcext:value-type="float">
            <text:p>0,510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45.244" calcext:value-type="float">
            <text:p>45,244</text:p>
          </table:table-cell>
          <table:table-cell office:value-type="float" office:value="45.441" calcext:value-type="float">
            <text:p>45,441</text:p>
          </table:table-cell>
          <table:table-cell office:value-type="float" office:value="45.228" calcext:value-type="float">
            <text:p>45,228</text:p>
          </table:table-cell>
          <table:table-cell office:value-type="float" office:value="0.193" calcext:value-type="float">
            <text:p>0,193</text:p>
          </table:table-cell>
          <table:table-cell office:value-type="float" office:value="44.763" calcext:value-type="float">
            <text:p>44,763</text:p>
          </table:table-cell>
          <table:table-cell office:value-type="float" office:value="47.207" calcext:value-type="float">
            <text:p>47,207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E23]-[$'Marlin TL Tile'.$E23]" office:value-type="float" office:value="-0.433" calcext:value-type="float">
            <text:p>-0,433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26.94" calcext:value-type="float">
            <text:p>826,94</text:p>
          </table:table-cell>
          <table:table-cell office:value-type="float" office:value="851.263" calcext:value-type="float">
            <text:p>851,263</text:p>
          </table:table-cell>
          <table:table-cell office:value-type="float" office:value="828.094" calcext:value-type="float">
            <text:p>828,094</text:p>
          </table:table-cell>
          <table:table-cell office:value-type="float" office:value="10.827" calcext:value-type="float">
            <text:p>10,827</text:p>
          </table:table-cell>
          <table:table-cell office:value-type="float" office:value="809.841" calcext:value-type="float">
            <text:p>809,841</text:p>
          </table:table-cell>
          <table:table-cell office:value-type="float" office:value="857.493" calcext:value-type="float">
            <text:p>857,49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4]-[$'Marlin TL Tile'.$E24]" office:value-type="float" office:value="73.4060000000001" calcext:value-type="float">
            <text:p>73,406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3356" calcext:value-type="float">
            <text:p>3356</text:p>
          </table:table-cell>
          <table:table-cell office:value-type="float" office:value="12.762" calcext:value-type="float">
            <text:p>12,762</text:p>
          </table:table-cell>
          <table:table-cell office:value-type="float" office:value="12.89" calcext:value-type="float">
            <text:p>12,89</text:p>
          </table:table-cell>
          <table:table-cell office:value-type="float" office:value="12.809" calcext:value-type="float">
            <text:p>12,809</text:p>
          </table:table-cell>
          <table:table-cell office:value-type="float" office:value="0.44" calcext:value-type="float">
            <text:p>0,44</text:p>
          </table:table-cell>
          <table:table-cell office:value-type="float" office:value="12.423" calcext:value-type="float">
            <text:p>12,423</text:p>
          </table:table-cell>
          <table:table-cell office:value-type="float" office:value="20.033" calcext:value-type="float">
            <text:p>20,033</text:p>
          </table:table-cell>
          <table:table-cell office:value-type="float" office:value="3356" calcext:value-type="float">
            <text:p>3356</text:p>
          </table:table-cell>
          <table:table-cell/>
          <table:table-cell table:formula="of:=[.E25]-[$'Marlin TL Tile'.$E25]" office:value-type="float" office:value="0.0490000000000013" calcext:value-type="float">
            <text:p>0,049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6524" calcext:value-type="float">
            <text:p>6524</text:p>
          </table:table-cell>
          <table:table-cell office:value-type="float" office:value="6.539" calcext:value-type="float">
            <text:p>6,539</text:p>
          </table:table-cell>
          <table:table-cell office:value-type="float" office:value="6.61" calcext:value-type="float">
            <text:p>6,61</text:p>
          </table:table-cell>
          <table:table-cell office:value-type="float" office:value="6.554" calcext:value-type="float">
            <text:p>6,554</text:p>
          </table:table-cell>
          <table:table-cell office:value-type="float" office:value="0.202" calcext:value-type="float">
            <text:p>0,202</text:p>
          </table:table-cell>
          <table:table-cell office:value-type="float" office:value="6.446" calcext:value-type="float">
            <text:p>6,446</text:p>
          </table:table-cell>
          <table:table-cell office:value-type="float" office:value="12.897" calcext:value-type="float">
            <text:p>12,897</text:p>
          </table:table-cell>
          <table:table-cell office:value-type="float" office:value="6524" calcext:value-type="float">
            <text:p>6524</text:p>
          </table:table-cell>
          <table:table-cell/>
          <table:table-cell table:formula="of:=[.E26]-[$'Marlin TL Tile'.$E26]" office:value-type="float" office:value="0.04" calcext:value-type="float">
            <text:p>0,040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3448" calcext:value-type="float">
            <text:p>3448</text:p>
          </table:table-cell>
          <table:table-cell office:value-type="float" office:value="12.16" calcext:value-type="float">
            <text:p>12,16</text:p>
          </table:table-cell>
          <table:table-cell office:value-type="float" office:value="12.243" calcext:value-type="float">
            <text:p>12,243</text:p>
          </table:table-cell>
          <table:table-cell office:value-type="float" office:value="12.165" calcext:value-type="float">
            <text:p>12,165</text:p>
          </table:table-cell>
          <table:table-cell office:value-type="float" office:value="0.083" calcext:value-type="float">
            <text:p>0,083</text:p>
          </table:table-cell>
          <table:table-cell office:value-type="float" office:value="12.057" calcext:value-type="float">
            <text:p>12,057</text:p>
          </table:table-cell>
          <table:table-cell office:value-type="float" office:value="14.133" calcext:value-type="float">
            <text:p>14,133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E27]-[$'Marlin TL Tile'.$E27]" office:value-type="float" office:value="0.000999999999999446" calcext:value-type="float">
            <text:p>0,001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740" calcext:value-type="float">
            <text:p>5740</text:p>
          </table:table-cell>
          <table:table-cell office:value-type="float" office:value="7.32" calcext:value-type="float">
            <text:p>7,32</text:p>
          </table:table-cell>
          <table:table-cell office:value-type="float" office:value="7.399" calcext:value-type="float">
            <text:p>7,399</text:p>
          </table:table-cell>
          <table:table-cell office:value-type="float" office:value="7.334" calcext:value-type="float">
            <text:p>7,334</text:p>
          </table:table-cell>
          <table:table-cell office:value-type="float" office:value="0.183" calcext:value-type="float">
            <text:p>0,183</text:p>
          </table:table-cell>
          <table:table-cell office:value-type="float" office:value="7.253" calcext:value-type="float">
            <text:p>7,253</text:p>
          </table:table-cell>
          <table:table-cell office:value-type="float" office:value="13.962" calcext:value-type="float">
            <text:p>13,962</text:p>
          </table:table-cell>
          <table:table-cell office:value-type="float" office:value="5740" calcext:value-type="float">
            <text:p>5740</text:p>
          </table:table-cell>
          <table:table-cell/>
          <table:table-cell table:formula="of:=[.E28]-[$'Marlin TL Tile'.$E28]" office:value-type="float" office:value="0.0129999999999999" calcext:value-type="float">
            <text:p>0,013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73.693" calcext:value-type="float">
            <text:p>173,693</text:p>
          </table:table-cell>
          <table:table-cell office:value-type="float" office:value="179.021" calcext:value-type="float">
            <text:p>179,021</text:p>
          </table:table-cell>
          <table:table-cell office:value-type="float" office:value="174.15" calcext:value-type="float">
            <text:p>174,15</text:p>
          </table:table-cell>
          <table:table-cell office:value-type="float" office:value="2.391" calcext:value-type="float">
            <text:p>2,391</text:p>
          </table:table-cell>
          <table:table-cell office:value-type="float" office:value="169.671" calcext:value-type="float">
            <text:p>169,671</text:p>
          </table:table-cell>
          <table:table-cell office:value-type="float" office:value="184.005" calcext:value-type="float">
            <text:p>184,005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E29]-[$'Marlin TL Tile'.$E29]" office:value-type="float" office:value="9.61699999999999" calcext:value-type="float">
            <text:p>9,617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cores:</text:p>
          </table:table-cell>
          <table:table-cell table:number-columns-repeated="10"/>
          <table:table-cell table:formula="of:=AVERAGE([.L3:.L29])" office:value-type="float" office:value="4.94544444444445" calcext:value-type="float">
            <text:p>4,945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ct95</text:p>
          </table:table-cell>
          <table:table-cell office:value-type="string" calcext:value-type="string">
            <text:p>137.443</text:p>
          </table:table-cell>
          <table:table-cell office:value-type="string" calcext:value-type="string">
            <text:p>132.805</text:p>
          </table:table-cell>
          <table:table-cell office:value-type="string" calcext:value-type="string">
            <text:p>136.462</text:p>
          </table:table-cell>
          <table:table-cell office:value-type="string" calcext:value-type="string">
            <text:p>143.062</text:p>
          </table:table-cell>
          <table:table-cell table:number-columns-repeated="6"/>
          <table:table-cell table:style-name="Default"/>
        </table:table-row>
      </table:table>
      <table:table table:name="Marlin TL Tile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TEST results: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  <table:table-cell table:style-name="Default" office:value-type="string" calcext:value-type="string">
            <text:p>diff Marlin TL Tile / Marlin TL Tile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0.973" calcext:value-type="float">
            <text:p>110,973</text:p>
          </table:table-cell>
          <table:table-cell office:value-type="float" office:value="111.172" calcext:value-type="float">
            <text:p>111,172</text:p>
          </table:table-cell>
          <table:table-cell office:value-type="float" office:value="110.975" calcext:value-type="float">
            <text:p>110,975</text:p>
          </table:table-cell>
          <table:table-cell office:value-type="float" office:value="0.116" calcext:value-type="float">
            <text:p>0,116</text:p>
          </table:table-cell>
          <table:table-cell office:value-type="float" office:value="110.693" calcext:value-type="float">
            <text:p>110,693</text:p>
          </table:table-cell>
          <table:table-cell office:value-type="float" office:value="111.308" calcext:value-type="float">
            <text:p>111,308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3]-[$'Marlin TL Tile'.$E3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55.075" calcext:value-type="float">
            <text:p>55,075</text:p>
          </table:table-cell>
          <table:table-cell office:value-type="float" office:value="55.295" calcext:value-type="float">
            <text:p>55,295</text:p>
          </table:table-cell>
          <table:table-cell office:value-type="float" office:value="55.102" calcext:value-type="float">
            <text:p>55,102</text:p>
          </table:table-cell>
          <table:table-cell office:value-type="float" office:value="0.124" calcext:value-type="float">
            <text:p>0,124</text:p>
          </table:table-cell>
          <table:table-cell office:value-type="float" office:value="54.917" calcext:value-type="float">
            <text:p>54,917</text:p>
          </table:table-cell>
          <table:table-cell office:value-type="float" office:value="55.888" calcext:value-type="float">
            <text:p>55,888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E4]-[$'Marlin TL Tile'.$E4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4.186" calcext:value-type="float">
            <text:p>44,186</text:p>
          </table:table-cell>
          <table:table-cell office:value-type="float" office:value="44.43" calcext:value-type="float">
            <text:p>44,43</text:p>
          </table:table-cell>
          <table:table-cell office:value-type="float" office:value="44.196" calcext:value-type="float">
            <text:p>44,196</text:p>
          </table:table-cell>
          <table:table-cell office:value-type="float" office:value="0.131" calcext:value-type="float">
            <text:p>0,131</text:p>
          </table:table-cell>
          <table:table-cell office:value-type="float" office:value="43.905" calcext:value-type="float">
            <text:p>43,905</text:p>
          </table:table-cell>
          <table:table-cell office:value-type="float" office:value="44.633" calcext:value-type="float">
            <text:p>44,633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E5]-[$'Marlin TL Tile'.$E5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64.85" calcext:value-type="float">
            <text:p>764,85</text:p>
          </table:table-cell>
          <table:table-cell office:value-type="float" office:value="766.084" calcext:value-type="float">
            <text:p>766,084</text:p>
          </table:table-cell>
          <table:table-cell office:value-type="float" office:value="764.964" calcext:value-type="float">
            <text:p>764,964</text:p>
          </table:table-cell>
          <table:table-cell office:value-type="float" office:value="0.777" calcext:value-type="float">
            <text:p>0,777</text:p>
          </table:table-cell>
          <table:table-cell office:value-type="float" office:value="763.844" calcext:value-type="float">
            <text:p>763,844</text:p>
          </table:table-cell>
          <table:table-cell office:value-type="float" office:value="766.4" calcext:value-type="float">
            <text:p>766,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-[$'Marlin TL Tile'.$E6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2.6" calcext:value-type="float">
            <text:p>12,6</text:p>
          </table:table-cell>
          <table:table-cell office:value-type="float" office:value="12.752" calcext:value-type="float">
            <text:p>12,752</text:p>
          </table:table-cell>
          <table:table-cell office:value-type="float" office:value="12.629" calcext:value-type="float">
            <text:p>12,629</text:p>
          </table:table-cell>
          <table:table-cell office:value-type="float" office:value="0.087" calcext:value-type="float">
            <text:p>0,087</text:p>
          </table:table-cell>
          <table:table-cell office:value-type="float" office:value="12.573" calcext:value-type="float">
            <text:p>12,573</text:p>
          </table:table-cell>
          <table:table-cell office:value-type="float" office:value="13.251" calcext:value-type="float">
            <text:p>13,251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E7]-[$'Marlin TL Tile'.$E7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606" calcext:value-type="float">
            <text:p>1606</text:p>
          </table:table-cell>
          <table:table-cell office:value-type="float" office:value="6.52" calcext:value-type="float">
            <text:p>6,52</text:p>
          </table:table-cell>
          <table:table-cell office:value-type="float" office:value="6.574" calcext:value-type="float">
            <text:p>6,574</text:p>
          </table:table-cell>
          <table:table-cell office:value-type="float" office:value="6.525" calcext:value-type="float">
            <text:p>6,525</text:p>
          </table:table-cell>
          <table:table-cell office:value-type="float" office:value="0.024" calcext:value-type="float">
            <text:p>0,024</text:p>
          </table:table-cell>
          <table:table-cell office:value-type="float" office:value="6.5" calcext:value-type="float">
            <text:p>6,5</text:p>
          </table:table-cell>
          <table:table-cell office:value-type="float" office:value="6.816" calcext:value-type="float">
            <text:p>6,816</text:p>
          </table:table-cell>
          <table:table-cell office:value-type="float" office:value="1606" calcext:value-type="float">
            <text:p>1606</text:p>
          </table:table-cell>
          <table:table-cell/>
          <table:table-cell table:formula="of:=[.E8]-[$'Marlin TL Tile'.$E8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12.146" calcext:value-type="float">
            <text:p>12,146</text:p>
          </table:table-cell>
          <table:table-cell office:value-type="float" office:value="12.213" calcext:value-type="float">
            <text:p>12,213</text:p>
          </table:table-cell>
          <table:table-cell office:value-type="float" office:value="12.155" calcext:value-type="float">
            <text:p>12,155</text:p>
          </table:table-cell>
          <table:table-cell office:value-type="float" office:value="0.028" calcext:value-type="float">
            <text:p>0,028</text:p>
          </table:table-cell>
          <table:table-cell office:value-type="float" office:value="12.125" calcext:value-type="float">
            <text:p>12,125</text:p>
          </table:table-cell>
          <table:table-cell office:value-type="float" office:value="12.306" calcext:value-type="float">
            <text:p>12,306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[.E9]-[$'Marlin TL Tile'.$E9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417" calcext:value-type="float">
            <text:p>1417</text:p>
          </table:table-cell>
          <table:table-cell office:value-type="float" office:value="7.282" calcext:value-type="float">
            <text:p>7,282</text:p>
          </table:table-cell>
          <table:table-cell office:value-type="float" office:value="7.343" calcext:value-type="float">
            <text:p>7,343</text:p>
          </table:table-cell>
          <table:table-cell office:value-type="float" office:value="7.29" calcext:value-type="float">
            <text:p>7,29</text:p>
          </table:table-cell>
          <table:table-cell office:value-type="float" office:value="0.023" calcext:value-type="float">
            <text:p>0,023</text:p>
          </table:table-cell>
          <table:table-cell office:value-type="float" office:value="7.261" calcext:value-type="float">
            <text:p>7,261</text:p>
          </table:table-cell>
          <table:table-cell office:value-type="float" office:value="7.429" calcext:value-type="float">
            <text:p>7,429</text:p>
          </table:table-cell>
          <table:table-cell office:value-type="float" office:value="1417" calcext:value-type="float">
            <text:p>1417</text:p>
          </table:table-cell>
          <table:table-cell/>
          <table:table-cell table:formula="of:=[.E10]-[$'Marlin TL Tile'.$E10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64.369" calcext:value-type="float">
            <text:p>164,369</text:p>
          </table:table-cell>
          <table:table-cell office:value-type="float" office:value="164.721" calcext:value-type="float">
            <text:p>164,721</text:p>
          </table:table-cell>
          <table:table-cell office:value-type="float" office:value="164.404" calcext:value-type="float">
            <text:p>164,404</text:p>
          </table:table-cell>
          <table:table-cell office:value-type="float" office:value="0.186" calcext:value-type="float">
            <text:p>0,186</text:p>
          </table:table-cell>
          <table:table-cell office:value-type="float" office:value="164.095" calcext:value-type="float">
            <text:p>164,095</text:p>
          </table:table-cell>
          <table:table-cell office:value-type="float" office:value="165.242" calcext:value-type="float">
            <text:p>165,242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E11]-[$'Marlin TL Tile'.$E11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12.156" calcext:value-type="float">
            <text:p>112,156</text:p>
          </table:table-cell>
          <table:table-cell office:value-type="float" office:value="112.345" calcext:value-type="float">
            <text:p>112,345</text:p>
          </table:table-cell>
          <table:table-cell office:value-type="float" office:value="112.159" calcext:value-type="float">
            <text:p>112,159</text:p>
          </table:table-cell>
          <table:table-cell office:value-type="float" office:value="0.102" calcext:value-type="float">
            <text:p>0,102</text:p>
          </table:table-cell>
          <table:table-cell office:value-type="float" office:value="111.859" calcext:value-type="float">
            <text:p>111,859</text:p>
          </table:table-cell>
          <table:table-cell office:value-type="float" office:value="112.454" calcext:value-type="float">
            <text:p>112,454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E12]-[$'Marlin TL Tile'.$E12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56.304" calcext:value-type="float">
            <text:p>56,304</text:p>
          </table:table-cell>
          <table:table-cell office:value-type="float" office:value="56.44" calcext:value-type="float">
            <text:p>56,44</text:p>
          </table:table-cell>
          <table:table-cell office:value-type="float" office:value="56.307" calcext:value-type="float">
            <text:p>56,307</text:p>
          </table:table-cell>
          <table:table-cell office:value-type="float" office:value="0.078" calcext:value-type="float">
            <text:p>0,078</text:p>
          </table:table-cell>
          <table:table-cell office:value-type="float" office:value="56.051" calcext:value-type="float">
            <text:p>56,051</text:p>
          </table:table-cell>
          <table:table-cell office:value-type="float" office:value="56.547" calcext:value-type="float">
            <text:p>56,547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E13]-[$'Marlin TL Tile'.$E13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office:value-type="float" office:value="45.051" calcext:value-type="float">
            <text:p>45,051</text:p>
          </table:table-cell>
          <table:table-cell office:value-type="float" office:value="45.31" calcext:value-type="float">
            <text:p>45,31</text:p>
          </table:table-cell>
          <table:table-cell office:value-type="float" office:value="45.055" calcext:value-type="float">
            <text:p>45,055</text:p>
          </table:table-cell>
          <table:table-cell office:value-type="float" office:value="0.145" calcext:value-type="float">
            <text:p>0,145</text:p>
          </table:table-cell>
          <table:table-cell office:value-type="float" office:value="44.622" calcext:value-type="float">
            <text:p>44,622</text:p>
          </table:table-cell>
          <table:table-cell office:value-type="float" office:value="45.495" calcext:value-type="float">
            <text:p>45,495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E14]-[$'Marlin TL Tile'.$E14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70.967" calcext:value-type="float">
            <text:p>770,967</text:p>
          </table:table-cell>
          <table:table-cell office:value-type="float" office:value="774.534" calcext:value-type="float">
            <text:p>774,534</text:p>
          </table:table-cell>
          <table:table-cell office:value-type="float" office:value="770.743" calcext:value-type="float">
            <text:p>770,743</text:p>
          </table:table-cell>
          <table:table-cell office:value-type="float" office:value="2.826" calcext:value-type="float">
            <text:p>2,826</text:p>
          </table:table-cell>
          <table:table-cell office:value-type="float" office:value="765.732" calcext:value-type="float">
            <text:p>765,732</text:p>
          </table:table-cell>
          <table:table-cell office:value-type="float" office:value="775.104" calcext:value-type="float">
            <text:p>775,10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5]-[$'Marlin TL Tile'.$E15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644" calcext:value-type="float">
            <text:p>1644</text:p>
          </table:table-cell>
          <table:table-cell office:value-type="float" office:value="12.676" calcext:value-type="float">
            <text:p>12,676</text:p>
          </table:table-cell>
          <table:table-cell office:value-type="float" office:value="12.808" calcext:value-type="float">
            <text:p>12,808</text:p>
          </table:table-cell>
          <table:table-cell office:value-type="float" office:value="12.667" calcext:value-type="float">
            <text:p>12,667</text:p>
          </table:table-cell>
          <table:table-cell office:value-type="float" office:value="0.097" calcext:value-type="float">
            <text:p>0,097</text:p>
          </table:table-cell>
          <table:table-cell office:value-type="float" office:value="12.565" calcext:value-type="float">
            <text:p>12,565</text:p>
          </table:table-cell>
          <table:table-cell office:value-type="float" office:value="13.343" calcext:value-type="float">
            <text:p>13,343</text:p>
          </table:table-cell>
          <table:table-cell office:value-type="float" office:value="1644" calcext:value-type="float">
            <text:p>1644</text:p>
          </table:table-cell>
          <table:table-cell/>
          <table:table-cell table:formula="of:=[.E16]-[$'Marlin TL Tile'.$E16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3212" calcext:value-type="float">
            <text:p>3212</text:p>
          </table:table-cell>
          <table:table-cell office:value-type="float" office:value="6.545" calcext:value-type="float">
            <text:p>6,545</text:p>
          </table:table-cell>
          <table:table-cell office:value-type="float" office:value="6.565" calcext:value-type="float">
            <text:p>6,565</text:p>
          </table:table-cell>
          <table:table-cell office:value-type="float" office:value="6.544" calcext:value-type="float">
            <text:p>6,544</text:p>
          </table:table-cell>
          <table:table-cell office:value-type="float" office:value="0.025" calcext:value-type="float">
            <text:p>0,025</text:p>
          </table:table-cell>
          <table:table-cell office:value-type="float" office:value="6.509" calcext:value-type="float">
            <text:p>6,509</text:p>
          </table:table-cell>
          <table:table-cell office:value-type="float" office:value="6.864" calcext:value-type="float">
            <text:p>6,864</text:p>
          </table:table-cell>
          <table:table-cell office:value-type="float" office:value="3212" calcext:value-type="float">
            <text:p>3212</text:p>
          </table:table-cell>
          <table:table-cell/>
          <table:table-cell table:formula="of:=[.E17]-[$'Marlin TL Tile'.$E17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722" calcext:value-type="float">
            <text:p>1722</text:p>
          </table:table-cell>
          <table:table-cell office:value-type="float" office:value="12.176" calcext:value-type="float">
            <text:p>12,176</text:p>
          </table:table-cell>
          <table:table-cell office:value-type="float" office:value="12.232" calcext:value-type="float">
            <text:p>12,232</text:p>
          </table:table-cell>
          <table:table-cell office:value-type="float" office:value="12.181" calcext:value-type="float">
            <text:p>12,181</text:p>
          </table:table-cell>
          <table:table-cell office:value-type="float" office:value="0.022" calcext:value-type="float">
            <text:p>0,022</text:p>
          </table:table-cell>
          <table:table-cell office:value-type="float" office:value="12.152" calcext:value-type="float">
            <text:p>12,152</text:p>
          </table:table-cell>
          <table:table-cell office:value-type="float" office:value="12.351" calcext:value-type="float">
            <text:p>12,351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E18]-[$'Marlin TL Tile'.$E18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2834" calcext:value-type="float">
            <text:p>2834</text:p>
          </table:table-cell>
          <table:table-cell office:value-type="float" office:value="7.309" calcext:value-type="float">
            <text:p>7,309</text:p>
          </table:table-cell>
          <table:table-cell office:value-type="float" office:value="7.37" calcext:value-type="float">
            <text:p>7,37</text:p>
          </table:table-cell>
          <table:table-cell office:value-type="float" office:value="7.316" calcext:value-type="float">
            <text:p>7,316</text:p>
          </table:table-cell>
          <table:table-cell office:value-type="float" office:value="0.024" calcext:value-type="float">
            <text:p>0,024</text:p>
          </table:table-cell>
          <table:table-cell office:value-type="float" office:value="7.282" calcext:value-type="float">
            <text:p>7,282</text:p>
          </table:table-cell>
          <table:table-cell office:value-type="float" office:value="7.516" calcext:value-type="float">
            <text:p>7,516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E19]-[$'Marlin TL Tile'.$E19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66.062" calcext:value-type="float">
            <text:p>166,062</text:p>
          </table:table-cell>
          <table:table-cell office:value-type="float" office:value="166.165" calcext:value-type="float">
            <text:p>166,165</text:p>
          </table:table-cell>
          <table:table-cell office:value-type="float" office:value="166.057" calcext:value-type="float">
            <text:p>166,057</text:p>
          </table:table-cell>
          <table:table-cell office:value-type="float" office:value="0.083" calcext:value-type="float">
            <text:p>0,083</text:p>
          </table:table-cell>
          <table:table-cell office:value-type="float" office:value="165.865" calcext:value-type="float">
            <text:p>165,865</text:p>
          </table:table-cell>
          <table:table-cell office:value-type="float" office:value="166.306" calcext:value-type="float">
            <text:p>166,30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E20]-[$'Marlin TL Tile'.$E20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13.368" calcext:value-type="float">
            <text:p>113,368</text:p>
          </table:table-cell>
          <table:table-cell office:value-type="float" office:value="113.594" calcext:value-type="float">
            <text:p>113,594</text:p>
          </table:table-cell>
          <table:table-cell office:value-type="float" office:value="113.381" calcext:value-type="float">
            <text:p>113,381</text:p>
          </table:table-cell>
          <table:table-cell office:value-type="float" office:value="0.147" calcext:value-type="float">
            <text:p>0,147</text:p>
          </table:table-cell>
          <table:table-cell office:value-type="float" office:value="112.693" calcext:value-type="float">
            <text:p>112,693</text:p>
          </table:table-cell>
          <table:table-cell office:value-type="float" office:value="114.251" calcext:value-type="float">
            <text:p>114,251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E21]-[$'Marlin TL Tile'.$E21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756" calcext:value-type="float">
            <text:p>756</text:p>
          </table:table-cell>
          <table:table-cell office:value-type="float" office:value="57.153" calcext:value-type="float">
            <text:p>57,153</text:p>
          </table:table-cell>
          <table:table-cell office:value-type="float" office:value="57.322" calcext:value-type="float">
            <text:p>57,322</text:p>
          </table:table-cell>
          <table:table-cell office:value-type="float" office:value="57.146" calcext:value-type="float">
            <text:p>57,146</text:p>
          </table:table-cell>
          <table:table-cell office:value-type="float" office:value="0.135" calcext:value-type="float">
            <text:p>0,135</text:p>
          </table:table-cell>
          <table:table-cell office:value-type="float" office:value="56.731" calcext:value-type="float">
            <text:p>56,731</text:p>
          </table:table-cell>
          <table:table-cell office:value-type="float" office:value="58.602" calcext:value-type="float">
            <text:p>58,602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E22]-[$'Marlin TL Tile'.$E22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45.568" calcext:value-type="float">
            <text:p>45,568</text:p>
          </table:table-cell>
          <table:table-cell office:value-type="float" office:value="45.874" calcext:value-type="float">
            <text:p>45,874</text:p>
          </table:table-cell>
          <table:table-cell office:value-type="float" office:value="45.589" calcext:value-type="float">
            <text:p>45,589</text:p>
          </table:table-cell>
          <table:table-cell office:value-type="float" office:value="0.178" calcext:value-type="float">
            <text:p>0,178</text:p>
          </table:table-cell>
          <table:table-cell office:value-type="float" office:value="45.146" calcext:value-type="float">
            <text:p>45,146</text:p>
          </table:table-cell>
          <table:table-cell office:value-type="float" office:value="47.181" calcext:value-type="float">
            <text:p>47,181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E23]-[$'Marlin TL Tile'.$E23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71.595" calcext:value-type="float">
            <text:p>771,595</text:p>
          </table:table-cell>
          <table:table-cell office:value-type="float" office:value="777.857" calcext:value-type="float">
            <text:p>777,857</text:p>
          </table:table-cell>
          <table:table-cell office:value-type="float" office:value="772.245" calcext:value-type="float">
            <text:p>772,245</text:p>
          </table:table-cell>
          <table:table-cell office:value-type="float" office:value="3.697" calcext:value-type="float">
            <text:p>3,697</text:p>
          </table:table-cell>
          <table:table-cell office:value-type="float" office:value="767.576" calcext:value-type="float">
            <text:p>767,576</text:p>
          </table:table-cell>
          <table:table-cell office:value-type="float" office:value="786.824" calcext:value-type="float">
            <text:p>786,82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4]-[$'Marlin TL Tile'.$E24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3288" calcext:value-type="float">
            <text:p>3288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841" calcext:value-type="float">
            <text:p>12,841</text:p>
          </table:table-cell>
          <table:table-cell office:value-type="float" office:value="12.684" calcext:value-type="float">
            <text:p>12,684</text:p>
          </table:table-cell>
          <table:table-cell office:value-type="float" office:value="0.101" calcext:value-type="float">
            <text:p>0,101</text:p>
          </table:table-cell>
          <table:table-cell office:value-type="float" office:value="12.583" calcext:value-type="float">
            <text:p>12,583</text:p>
          </table:table-cell>
          <table:table-cell office:value-type="float" office:value="14.258" calcext:value-type="float">
            <text:p>14,258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[.E25]-[$'Marlin TL Tile'.$E25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6424" calcext:value-type="float">
            <text:p>6424</text:p>
          </table:table-cell>
          <table:table-cell office:value-type="float" office:value="6.547" calcext:value-type="float">
            <text:p>6,547</text:p>
          </table:table-cell>
          <table:table-cell office:value-type="float" office:value="6.57" calcext:value-type="float">
            <text:p>6,57</text:p>
          </table:table-cell>
          <table:table-cell office:value-type="float" office:value="6.549" calcext:value-type="float">
            <text:p>6,549</text:p>
          </table:table-cell>
          <table:table-cell office:value-type="float" office:value="0.031" calcext:value-type="float">
            <text:p>0,031</text:p>
          </table:table-cell>
          <table:table-cell office:value-type="float" office:value="6.509" calcext:value-type="float">
            <text:p>6,509</text:p>
          </table:table-cell>
          <table:table-cell office:value-type="float" office:value="7.028" calcext:value-type="float">
            <text:p>7,028</text:p>
          </table:table-cell>
          <table:table-cell office:value-type="float" office:value="6424" calcext:value-type="float">
            <text:p>6424</text:p>
          </table:table-cell>
          <table:table-cell/>
          <table:table-cell table:formula="of:=[.E26]-[$'Marlin TL Tile'.$E26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3444" calcext:value-type="float">
            <text:p>3444</text:p>
          </table:table-cell>
          <table:table-cell office:value-type="float" office:value="12.188" calcext:value-type="float">
            <text:p>12,188</text:p>
          </table:table-cell>
          <table:table-cell office:value-type="float" office:value="12.242" calcext:value-type="float">
            <text:p>12,242</text:p>
          </table:table-cell>
          <table:table-cell office:value-type="float" office:value="12.194" calcext:value-type="float">
            <text:p>12,194</text:p>
          </table:table-cell>
          <table:table-cell office:value-type="float" office:value="0.053" calcext:value-type="float">
            <text:p>0,053</text:p>
          </table:table-cell>
          <table:table-cell office:value-type="float" office:value="12.13" calcext:value-type="float">
            <text:p>12,13</text:p>
          </table:table-cell>
          <table:table-cell office:value-type="float" office:value="14.415" calcext:value-type="float">
            <text:p>14,415</text:p>
          </table:table-cell>
          <table:table-cell office:value-type="float" office:value="3444" calcext:value-type="float">
            <text:p>3444</text:p>
          </table:table-cell>
          <table:table-cell/>
          <table:table-cell table:formula="of:=[.E27]-[$'Marlin TL Tile'.$E27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668" calcext:value-type="float">
            <text:p>5668</text:p>
          </table:table-cell>
          <table:table-cell office:value-type="float" office:value="7.315" calcext:value-type="float">
            <text:p>7,315</text:p>
          </table:table-cell>
          <table:table-cell office:value-type="float" office:value="7.386" calcext:value-type="float">
            <text:p>7,386</text:p>
          </table:table-cell>
          <table:table-cell office:value-type="float" office:value="7.325" calcext:value-type="float">
            <text:p>7,325</text:p>
          </table:table-cell>
          <table:table-cell office:value-type="float" office:value="0.034" calcext:value-type="float">
            <text:p>0,034</text:p>
          </table:table-cell>
          <table:table-cell office:value-type="float" office:value="7.271" calcext:value-type="float">
            <text:p>7,271</text:p>
          </table:table-cell>
          <table:table-cell office:value-type="float" office:value="7.844" calcext:value-type="float">
            <text:p>7,844</text:p>
          </table:table-cell>
          <table:table-cell office:value-type="float" office:value="5668" calcext:value-type="float">
            <text:p>5668</text:p>
          </table:table-cell>
          <table:table-cell/>
          <table:table-cell table:formula="of:=[.E28]-[$'Marlin TL Tile'.$E28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167.323" calcext:value-type="float">
            <text:p>167,323</text:p>
          </table:table-cell>
          <table:table-cell office:value-type="float" office:value="169.404" calcext:value-type="float">
            <text:p>169,404</text:p>
          </table:table-cell>
          <table:table-cell office:value-type="float" office:value="167.727" calcext:value-type="float">
            <text:p>167,727</text:p>
          </table:table-cell>
          <table:table-cell office:value-type="float" office:value="0.856" calcext:value-type="float">
            <text:p>0,856</text:p>
          </table:table-cell>
          <table:table-cell office:value-type="float" office:value="166.982" calcext:value-type="float">
            <text:p>166,982</text:p>
          </table:table-cell>
          <table:table-cell office:value-type="float" office:value="171.899" calcext:value-type="float">
            <text:p>171,899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E29]-[$'Marlin TL Tile'.$E29]" office:value-type="float" office:value="0" calcext:value-type="float">
            <text:p>0,000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cores:</text:p>
          </table:table-cell>
          <table:table-cell table:number-columns-repeated="10"/>
          <table:table-cell table:style-name="ce6" table:formula="of:=AVERAGE([.L3:.L29])" office:value-type="float" office:value="0" calcext:value-type="float">
            <text:p>0,000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ct95</text:p>
          </table:table-cell>
          <table:table-cell office:value-type="string" calcext:value-type="string">
            <text:p>132.498</text:p>
          </table:table-cell>
          <table:table-cell office:value-type="string" calcext:value-type="string">
            <text:p>131.176</text:p>
          </table:table-cell>
          <table:table-cell office:value-type="string" calcext:value-type="string">
            <text:p>132.641</text:p>
          </table:table-cell>
          <table:table-cell office:value-type="string" calcext:value-type="string">
            <text:p>133.677</text:p>
          </table:table-cell>
          <table:table-cell table:number-columns-repeated="6"/>
          <table:table-cell table:style-name="Default"/>
        </table:table-row>
      </table:table>
      <table:table table:name="Marlin CLQ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TEST results: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  <table:table-cell table:style-name="Default" office:value-type="string" calcext:value-type="string">
            <text:p>diff Marlin CLQ / Marlin TL Tile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0.774" calcext:value-type="float">
            <text:p>110,774</text:p>
          </table:table-cell>
          <table:table-cell office:value-type="float" office:value="111.015" calcext:value-type="float">
            <text:p>111,015</text:p>
          </table:table-cell>
          <table:table-cell office:value-type="float" office:value="110.785" calcext:value-type="float">
            <text:p>110,785</text:p>
          </table:table-cell>
          <table:table-cell office:value-type="float" office:value="0.139" calcext:value-type="float">
            <text:p>0,139</text:p>
          </table:table-cell>
          <table:table-cell office:value-type="float" office:value="110.504" calcext:value-type="float">
            <text:p>110,504</text:p>
          </table:table-cell>
          <table:table-cell office:value-type="float" office:value="111.122" calcext:value-type="float">
            <text:p>111,12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3]-[$'Marlin TL Tile'.$E3]" office:value-type="float" office:value="-0.156999999999996" calcext:value-type="float">
            <text:p>-0,157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54.79" calcext:value-type="float">
            <text:p>54,79</text:p>
          </table:table-cell>
          <table:table-cell office:value-type="float" office:value="55.02" calcext:value-type="float">
            <text:p>55,02</text:p>
          </table:table-cell>
          <table:table-cell office:value-type="float" office:value="54.819" calcext:value-type="float">
            <text:p>54,819</text:p>
          </table:table-cell>
          <table:table-cell office:value-type="float" office:value="0.116" calcext:value-type="float">
            <text:p>0,116</text:p>
          </table:table-cell>
          <table:table-cell office:value-type="float" office:value="54.629" calcext:value-type="float">
            <text:p>54,629</text:p>
          </table:table-cell>
          <table:table-cell office:value-type="float" office:value="55.463" calcext:value-type="float">
            <text:p>55,463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E4]-[$'Marlin TL Tile'.$E4]" office:value-type="float" office:value="-0.274999999999999" calcext:value-type="float">
            <text:p>-0,275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43.837" calcext:value-type="float">
            <text:p>43,837</text:p>
          </table:table-cell>
          <table:table-cell office:value-type="float" office:value="44.079" calcext:value-type="float">
            <text:p>44,079</text:p>
          </table:table-cell>
          <table:table-cell office:value-type="float" office:value="43.851" calcext:value-type="float">
            <text:p>43,851</text:p>
          </table:table-cell>
          <table:table-cell office:value-type="float" office:value="0.13" calcext:value-type="float">
            <text:p>0,13</text:p>
          </table:table-cell>
          <table:table-cell office:value-type="float" office:value="43.57" calcext:value-type="float">
            <text:p>43,57</text:p>
          </table:table-cell>
          <table:table-cell office:value-type="float" office:value="44.221" calcext:value-type="float">
            <text:p>44,221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E5]-[$'Marlin TL Tile'.$E5]" office:value-type="float" office:value="-0.350999999999999" calcext:value-type="float">
            <text:p>-0,351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8.718" calcext:value-type="float">
            <text:p>778,718</text:p>
          </table:table-cell>
          <table:table-cell office:value-type="float" office:value="780.911" calcext:value-type="float">
            <text:p>780,911</text:p>
          </table:table-cell>
          <table:table-cell office:value-type="float" office:value="779.169" calcext:value-type="float">
            <text:p>779,169</text:p>
          </table:table-cell>
          <table:table-cell office:value-type="float" office:value="1.497" calcext:value-type="float">
            <text:p>1,497</text:p>
          </table:table-cell>
          <table:table-cell office:value-type="float" office:value="777.538" calcext:value-type="float">
            <text:p>777,538</text:p>
          </table:table-cell>
          <table:table-cell office:value-type="float" office:value="785.204" calcext:value-type="float">
            <text:p>785,20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-[$'Marlin TL Tile'.$E6]" office:value-type="float" office:value="14.827" calcext:value-type="float">
            <text:p>14,827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12.584" calcext:value-type="float">
            <text:p>12,584</text:p>
          </table:table-cell>
          <table:table-cell office:value-type="float" office:value="12.685" calcext:value-type="float">
            <text:p>12,685</text:p>
          </table:table-cell>
          <table:table-cell office:value-type="float" office:value="12.6" calcext:value-type="float">
            <text:p>12,6</text:p>
          </table:table-cell>
          <table:table-cell office:value-type="float" office:value="0.048" calcext:value-type="float">
            <text:p>0,048</text:p>
          </table:table-cell>
          <table:table-cell office:value-type="float" office:value="12.558" calcext:value-type="float">
            <text:p>12,558</text:p>
          </table:table-cell>
          <table:table-cell office:value-type="float" office:value="13.135" calcext:value-type="float">
            <text:p>13,135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E7]-[$'Marlin TL Tile'.$E7]" office:value-type="float" office:value="-0.0670000000000002" calcext:value-type="float">
            <text:p>-0,067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618" calcext:value-type="float">
            <text:p>1618</text:p>
          </table:table-cell>
          <table:table-cell office:value-type="float" office:value="6.482" calcext:value-type="float">
            <text:p>6,482</text:p>
          </table:table-cell>
          <table:table-cell office:value-type="float" office:value="6.537" calcext:value-type="float">
            <text:p>6,537</text:p>
          </table:table-cell>
          <table:table-cell office:value-type="float" office:value="6.487" calcext:value-type="float">
            <text:p>6,487</text:p>
          </table:table-cell>
          <table:table-cell office:value-type="float" office:value="0.022" calcext:value-type="float">
            <text:p>0,022</text:p>
          </table:table-cell>
          <table:table-cell office:value-type="float" office:value="6.464" calcext:value-type="float">
            <text:p>6,464</text:p>
          </table:table-cell>
          <table:table-cell office:value-type="float" office:value="6.811" calcext:value-type="float">
            <text:p>6,811</text:p>
          </table:table-cell>
          <table:table-cell office:value-type="float" office:value="1618" calcext:value-type="float">
            <text:p>1618</text:p>
          </table:table-cell>
          <table:table-cell/>
          <table:table-cell table:formula="of:=[.E8]-[$'Marlin TL Tile'.$E8]" office:value-type="float" office:value="-0.0369999999999999" calcext:value-type="float">
            <text:p>-0,037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12.062" calcext:value-type="float">
            <text:p>12,062</text:p>
          </table:table-cell>
          <table:table-cell office:value-type="float" office:value="12.129" calcext:value-type="float">
            <text:p>12,129</text:p>
          </table:table-cell>
          <table:table-cell office:value-type="float" office:value="12.073" calcext:value-type="float">
            <text:p>12,073</text:p>
          </table:table-cell>
          <table:table-cell office:value-type="float" office:value="0.03" calcext:value-type="float">
            <text:p>0,03</text:p>
          </table:table-cell>
          <table:table-cell office:value-type="float" office:value="12.038" calcext:value-type="float">
            <text:p>12,038</text:p>
          </table:table-cell>
          <table:table-cell office:value-type="float" office:value="12.256" calcext:value-type="float">
            <text:p>12,256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E9]-[$'Marlin TL Tile'.$E9]" office:value-type="float" office:value="-0.0839999999999996" calcext:value-type="float">
            <text:p>-0,084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7.258" calcext:value-type="float">
            <text:p>7,258</text:p>
          </table:table-cell>
          <table:table-cell office:value-type="float" office:value="7.323" calcext:value-type="float">
            <text:p>7,323</text:p>
          </table:table-cell>
          <table:table-cell office:value-type="float" office:value="7.267" calcext:value-type="float">
            <text:p>7,267</text:p>
          </table:table-cell>
          <table:table-cell office:value-type="float" office:value="0.027" calcext:value-type="float">
            <text:p>0,027</text:p>
          </table:table-cell>
          <table:table-cell office:value-type="float" office:value="7.238" calcext:value-type="float">
            <text:p>7,238</text:p>
          </table:table-cell>
          <table:table-cell office:value-type="float" office:value="7.409" calcext:value-type="float">
            <text:p>7,409</text:p>
          </table:table-cell>
          <table:table-cell office:value-type="float" office:value="1447" calcext:value-type="float">
            <text:p>1447</text:p>
          </table:table-cell>
          <table:table-cell/>
          <table:table-cell table:formula="of:=[.E10]-[$'Marlin TL Tile'.$E10]" office:value-type="float" office:value="-0.0199999999999996" calcext:value-type="float">
            <text:p>-0,020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65.055" calcext:value-type="float">
            <text:p>165,055</text:p>
          </table:table-cell>
          <table:table-cell office:value-type="float" office:value="165.307" calcext:value-type="float">
            <text:p>165,307</text:p>
          </table:table-cell>
          <table:table-cell office:value-type="float" office:value="165.058" calcext:value-type="float">
            <text:p>165,058</text:p>
          </table:table-cell>
          <table:table-cell office:value-type="float" office:value="0.175" calcext:value-type="float">
            <text:p>0,175</text:p>
          </table:table-cell>
          <table:table-cell office:value-type="float" office:value="164.664" calcext:value-type="float">
            <text:p>164,664</text:p>
          </table:table-cell>
          <table:table-cell office:value-type="float" office:value="165.528" calcext:value-type="float">
            <text:p>165,52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E11]-[$'Marlin TL Tile'.$E11]" office:value-type="float" office:value="0.585999999999984" calcext:value-type="float">
            <text:p>0,586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14.674" calcext:value-type="float">
            <text:p>114,674</text:p>
          </table:table-cell>
          <table:table-cell office:value-type="float" office:value="115.361" calcext:value-type="float">
            <text:p>115,361</text:p>
          </table:table-cell>
          <table:table-cell office:value-type="float" office:value="114.816" calcext:value-type="float">
            <text:p>114,816</text:p>
          </table:table-cell>
          <table:table-cell office:value-type="float" office:value="0.765" calcext:value-type="float">
            <text:p>0,765</text:p>
          </table:table-cell>
          <table:table-cell office:value-type="float" office:value="114.006" calcext:value-type="float">
            <text:p>114,006</text:p>
          </table:table-cell>
          <table:table-cell office:value-type="float" office:value="121.542" calcext:value-type="float">
            <text:p>121,542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E12]-[$'Marlin TL Tile'.$E12]" office:value-type="float" office:value="3.01600000000001" calcext:value-type="float">
            <text:p>3,016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57.465" calcext:value-type="float">
            <text:p>57,465</text:p>
          </table:table-cell>
          <table:table-cell office:value-type="float" office:value="57.777" calcext:value-type="float">
            <text:p>57,777</text:p>
          </table:table-cell>
          <table:table-cell office:value-type="float" office:value="57.507" calcext:value-type="float">
            <text:p>57,507</text:p>
          </table:table-cell>
          <table:table-cell office:value-type="float" office:value="0.458" calcext:value-type="float">
            <text:p>0,458</text:p>
          </table:table-cell>
          <table:table-cell office:value-type="float" office:value="57.158" calcext:value-type="float">
            <text:p>57,158</text:p>
          </table:table-cell>
          <table:table-cell office:value-type="float" office:value="63.456" calcext:value-type="float">
            <text:p>63,456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E13]-[$'Marlin TL Tile'.$E13]" office:value-type="float" office:value="1.337" calcext:value-type="float">
            <text:p>1,337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44.93" calcext:value-type="float">
            <text:p>44,93</text:p>
          </table:table-cell>
          <table:table-cell office:value-type="float" office:value="45.206" calcext:value-type="float">
            <text:p>45,206</text:p>
          </table:table-cell>
          <table:table-cell office:value-type="float" office:value="44.944" calcext:value-type="float">
            <text:p>44,944</text:p>
          </table:table-cell>
          <table:table-cell office:value-type="float" office:value="0.158" calcext:value-type="float">
            <text:p>0,158</text:p>
          </table:table-cell>
          <table:table-cell office:value-type="float" office:value="44.542" calcext:value-type="float">
            <text:p>44,542</text:p>
          </table:table-cell>
          <table:table-cell office:value-type="float" office:value="45.391" calcext:value-type="float">
            <text:p>45,391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E14]-[$'Marlin TL Tile'.$E14]" office:value-type="float" office:value="-0.103999999999999" calcext:value-type="float">
            <text:p>-0,104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61.202" calcext:value-type="float">
            <text:p>861,202</text:p>
          </table:table-cell>
          <table:table-cell office:value-type="float" office:value="868.241" calcext:value-type="float">
            <text:p>868,241</text:p>
          </table:table-cell>
          <table:table-cell office:value-type="float" office:value="861.934" calcext:value-type="float">
            <text:p>861,934</text:p>
          </table:table-cell>
          <table:table-cell office:value-type="float" office:value="3.622" calcext:value-type="float">
            <text:p>3,622</text:p>
          </table:table-cell>
          <table:table-cell office:value-type="float" office:value="855.221" calcext:value-type="float">
            <text:p>855,221</text:p>
          </table:table-cell>
          <table:table-cell office:value-type="float" office:value="871.061" calcext:value-type="float">
            <text:p>871,06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5]-[$'Marlin TL Tile'.$E15]" office:value-type="float" office:value="93.707" calcext:value-type="float">
            <text:p>93,707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672" calcext:value-type="float">
            <text:p>1672</text:p>
          </table:table-cell>
          <table:table-cell office:value-type="float" office:value="13.194" calcext:value-type="float">
            <text:p>13,194</text:p>
          </table:table-cell>
          <table:table-cell office:value-type="float" office:value="13.327" calcext:value-type="float">
            <text:p>13,327</text:p>
          </table:table-cell>
          <table:table-cell office:value-type="float" office:value="13.209" calcext:value-type="float">
            <text:p>13,209</text:p>
          </table:table-cell>
          <table:table-cell office:value-type="float" office:value="0.176" calcext:value-type="float">
            <text:p>0,176</text:p>
          </table:table-cell>
          <table:table-cell office:value-type="float" office:value="12.742" calcext:value-type="float">
            <text:p>12,742</text:p>
          </table:table-cell>
          <table:table-cell office:value-type="float" office:value="17.843" calcext:value-type="float">
            <text:p>17,843</text:p>
          </table:table-cell>
          <table:table-cell office:value-type="float" office:value="1672" calcext:value-type="float">
            <text:p>1672</text:p>
          </table:table-cell>
          <table:table-cell/>
          <table:table-cell table:formula="of:=[.E16]-[$'Marlin TL Tile'.$E16]" office:value-type="float" office:value="0.519" calcext:value-type="float">
            <text:p>0,519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3236" calcext:value-type="float">
            <text:p>3236</text:p>
          </table:table-cell>
          <table:table-cell office:value-type="float" office:value="6.632" calcext:value-type="float">
            <text:p>6,632</text:p>
          </table:table-cell>
          <table:table-cell office:value-type="float" office:value="6.682" calcext:value-type="float">
            <text:p>6,682</text:p>
          </table:table-cell>
          <table:table-cell office:value-type="float" office:value="6.636" calcext:value-type="float">
            <text:p>6,636</text:p>
          </table:table-cell>
          <table:table-cell office:value-type="float" office:value="0.022" calcext:value-type="float">
            <text:p>0,022</text:p>
          </table:table-cell>
          <table:table-cell office:value-type="float" office:value="6.576" calcext:value-type="float">
            <text:p>6,576</text:p>
          </table:table-cell>
          <table:table-cell office:value-type="float" office:value="6.913" calcext:value-type="float">
            <text:p>6,913</text:p>
          </table:table-cell>
          <table:table-cell office:value-type="float" office:value="3236" calcext:value-type="float">
            <text:p>3236</text:p>
          </table:table-cell>
          <table:table-cell/>
          <table:table-cell table:formula="of:=[.E17]-[$'Marlin TL Tile'.$E17]" office:value-type="float" office:value="0.117" calcext:value-type="float">
            <text:p>0,117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734" calcext:value-type="float">
            <text:p>1734</text:p>
          </table:table-cell>
          <table:table-cell office:value-type="float" office:value="12.166" calcext:value-type="float">
            <text:p>12,166</text:p>
          </table:table-cell>
          <table:table-cell office:value-type="float" office:value="12.228" calcext:value-type="float">
            <text:p>12,228</text:p>
          </table:table-cell>
          <table:table-cell office:value-type="float" office:value="12.171" calcext:value-type="float">
            <text:p>12,171</text:p>
          </table:table-cell>
          <table:table-cell office:value-type="float" office:value="0.03" calcext:value-type="float">
            <text:p>0,03</text:p>
          </table:table-cell>
          <table:table-cell office:value-type="float" office:value="12.112" calcext:value-type="float">
            <text:p>12,112</text:p>
          </table:table-cell>
          <table:table-cell office:value-type="float" office:value="12.348" calcext:value-type="float">
            <text:p>12,348</text:p>
          </table:table-cell>
          <table:table-cell office:value-type="float" office:value="1734" calcext:value-type="float">
            <text:p>1734</text:p>
          </table:table-cell>
          <table:table-cell/>
          <table:table-cell table:formula="of:=[.E18]-[$'Marlin TL Tile'.$E18]" office:value-type="float" office:value="-0.00399999999999956" calcext:value-type="float">
            <text:p>-0,004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2894" calcext:value-type="float">
            <text:p>2894</text:p>
          </table:table-cell>
          <table:table-cell office:value-type="float" office:value="7.342" calcext:value-type="float">
            <text:p>7,342</text:p>
          </table:table-cell>
          <table:table-cell office:value-type="float" office:value="7.411" calcext:value-type="float">
            <text:p>7,411</text:p>
          </table:table-cell>
          <table:table-cell office:value-type="float" office:value="7.35" calcext:value-type="float">
            <text:p>7,35</text:p>
          </table:table-cell>
          <table:table-cell office:value-type="float" office:value="0.029" calcext:value-type="float">
            <text:p>0,029</text:p>
          </table:table-cell>
          <table:table-cell office:value-type="float" office:value="7.282" calcext:value-type="float">
            <text:p>7,282</text:p>
          </table:table-cell>
          <table:table-cell office:value-type="float" office:value="7.552" calcext:value-type="float">
            <text:p>7,552</text:p>
          </table:table-cell>
          <table:table-cell office:value-type="float" office:value="2894" calcext:value-type="float">
            <text:p>2894</text:p>
          </table:table-cell>
          <table:table-cell/>
          <table:table-cell table:formula="of:=[.E19]-[$'Marlin TL Tile'.$E19]" office:value-type="float" office:value="0.0409999999999995" calcext:value-type="float">
            <text:p>0,041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78.727" calcext:value-type="float">
            <text:p>178,727</text:p>
          </table:table-cell>
          <table:table-cell office:value-type="float" office:value="180.595" calcext:value-type="float">
            <text:p>180,595</text:p>
          </table:table-cell>
          <table:table-cell office:value-type="float" office:value="179.04" calcext:value-type="float">
            <text:p>179,04</text:p>
          </table:table-cell>
          <table:table-cell office:value-type="float" office:value="1.675" calcext:value-type="float">
            <text:p>1,675</text:p>
          </table:table-cell>
          <table:table-cell office:value-type="float" office:value="177.033" calcext:value-type="float">
            <text:p>177,033</text:p>
          </table:table-cell>
          <table:table-cell office:value-type="float" office:value="186.475" calcext:value-type="float">
            <text:p>186,475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E20]-[$'Marlin TL Tile'.$E20]" office:value-type="float" office:value="14.43" calcext:value-type="float">
            <text:p>14,430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16.188" calcext:value-type="float">
            <text:p>116,188</text:p>
          </table:table-cell>
          <table:table-cell office:value-type="float" office:value="116.885" calcext:value-type="float">
            <text:p>116,885</text:p>
          </table:table-cell>
          <table:table-cell office:value-type="float" office:value="116.345" calcext:value-type="float">
            <text:p>116,345</text:p>
          </table:table-cell>
          <table:table-cell office:value-type="float" office:value="1.247" calcext:value-type="float">
            <text:p>1,247</text:p>
          </table:table-cell>
          <table:table-cell office:value-type="float" office:value="115.144" calcext:value-type="float">
            <text:p>115,144</text:p>
          </table:table-cell>
          <table:table-cell office:value-type="float" office:value="125.8" calcext:value-type="float">
            <text:p>125,8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E21]-[$'Marlin TL Tile'.$E21]" office:value-type="float" office:value="3.29100000000001" calcext:value-type="float">
            <text:p>3,291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764" calcext:value-type="float">
            <text:p>764</text:p>
          </table:table-cell>
          <table:table-cell office:value-type="float" office:value="58.157" calcext:value-type="float">
            <text:p>58,157</text:p>
          </table:table-cell>
          <table:table-cell office:value-type="float" office:value="58.733" calcext:value-type="float">
            <text:p>58,733</text:p>
          </table:table-cell>
          <table:table-cell office:value-type="float" office:value="58.248" calcext:value-type="float">
            <text:p>58,248</text:p>
          </table:table-cell>
          <table:table-cell office:value-type="float" office:value="0.855" calcext:value-type="float">
            <text:p>0,855</text:p>
          </table:table-cell>
          <table:table-cell office:value-type="float" office:value="56.594" calcext:value-type="float">
            <text:p>56,594</text:p>
          </table:table-cell>
          <table:table-cell office:value-type="float" office:value="66.017" calcext:value-type="float">
            <text:p>66,017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E22]-[$'Marlin TL Tile'.$E22]" office:value-type="float" office:value="1.41099999999999" calcext:value-type="float">
            <text:p>1,411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45.655" calcext:value-type="float">
            <text:p>45,655</text:p>
          </table:table-cell>
          <table:table-cell office:value-type="float" office:value="46.126" calcext:value-type="float">
            <text:p>46,126</text:p>
          </table:table-cell>
          <table:table-cell office:value-type="float" office:value="45.64" calcext:value-type="float">
            <text:p>45,64</text:p>
          </table:table-cell>
          <table:table-cell office:value-type="float" office:value="0.304" calcext:value-type="float">
            <text:p>0,304</text:p>
          </table:table-cell>
          <table:table-cell office:value-type="float" office:value="44.743" calcext:value-type="float">
            <text:p>44,743</text:p>
          </table:table-cell>
          <table:table-cell office:value-type="float" office:value="47.087" calcext:value-type="float">
            <text:p>47,087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E23]-[$'Marlin TL Tile'.$E23]" office:value-type="float" office:value="0.251999999999995" calcext:value-type="float">
            <text:p>0,252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87.408" calcext:value-type="float">
            <text:p>887,408</text:p>
          </table:table-cell>
          <table:table-cell office:value-type="float" office:value="891.392" calcext:value-type="float">
            <text:p>891,392</text:p>
          </table:table-cell>
          <table:table-cell office:value-type="float" office:value="887.006" calcext:value-type="float">
            <text:p>887,006</text:p>
          </table:table-cell>
          <table:table-cell office:value-type="float" office:value="9.883" calcext:value-type="float">
            <text:p>9,883</text:p>
          </table:table-cell>
          <table:table-cell office:value-type="float" office:value="863.65" calcext:value-type="float">
            <text:p>863,65</text:p>
          </table:table-cell>
          <table:table-cell office:value-type="float" office:value="974.182" calcext:value-type="float">
            <text:p>974,18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4]-[$'Marlin TL Tile'.$E24]" office:value-type="float" office:value="113.535" calcext:value-type="float">
            <text:p>113,535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3344" calcext:value-type="float">
            <text:p>3344</text:p>
          </table:table-cell>
          <table:table-cell office:value-type="float" office:value="13.273" calcext:value-type="float">
            <text:p>13,273</text:p>
          </table:table-cell>
          <table:table-cell office:value-type="float" office:value="13.41" calcext:value-type="float">
            <text:p>13,41</text:p>
          </table:table-cell>
          <table:table-cell office:value-type="float" office:value="13.32" calcext:value-type="float">
            <text:p>13,32</text:p>
          </table:table-cell>
          <table:table-cell office:value-type="float" office:value="0.49" calcext:value-type="float">
            <text:p>0,49</text:p>
          </table:table-cell>
          <table:table-cell office:value-type="float" office:value="13.093" calcext:value-type="float">
            <text:p>13,093</text:p>
          </table:table-cell>
          <table:table-cell office:value-type="float" office:value="21.116" calcext:value-type="float">
            <text:p>21,116</text:p>
          </table:table-cell>
          <table:table-cell office:value-type="float" office:value="3344" calcext:value-type="float">
            <text:p>3344</text:p>
          </table:table-cell>
          <table:table-cell/>
          <table:table-cell table:formula="of:=[.E25]-[$'Marlin TL Tile'.$E25]" office:value-type="float" office:value="0.569000000000001" calcext:value-type="float">
            <text:p>0,569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6472" calcext:value-type="float">
            <text:p>6472</text:p>
          </table:table-cell>
          <table:table-cell office:value-type="float" office:value="6.683" calcext:value-type="float">
            <text:p>6,683</text:p>
          </table:table-cell>
          <table:table-cell office:value-type="float" office:value="6.755" calcext:value-type="float">
            <text:p>6,755</text:p>
          </table:table-cell>
          <table:table-cell office:value-type="float" office:value="6.698" calcext:value-type="float">
            <text:p>6,698</text:p>
          </table:table-cell>
          <table:table-cell office:value-type="float" office:value="0.251" calcext:value-type="float">
            <text:p>0,251</text:p>
          </table:table-cell>
          <table:table-cell office:value-type="float" office:value="6.502" calcext:value-type="float">
            <text:p>6,502</text:p>
          </table:table-cell>
          <table:table-cell office:value-type="float" office:value="15.233" calcext:value-type="float">
            <text:p>15,233</text:p>
          </table:table-cell>
          <table:table-cell office:value-type="float" office:value="6472" calcext:value-type="float">
            <text:p>6472</text:p>
          </table:table-cell>
          <table:table-cell/>
          <table:table-cell table:formula="of:=[.E26]-[$'Marlin TL Tile'.$E26]" office:value-type="float" office:value="0.185" calcext:value-type="float">
            <text:p>0,185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3468" calcext:value-type="float">
            <text:p>3468</text:p>
          </table:table-cell>
          <table:table-cell office:value-type="float" office:value="12.163" calcext:value-type="float">
            <text:p>12,163</text:p>
          </table:table-cell>
          <table:table-cell office:value-type="float" office:value="12.246" calcext:value-type="float">
            <text:p>12,246</text:p>
          </table:table-cell>
          <table:table-cell office:value-type="float" office:value="12.177" calcext:value-type="float">
            <text:p>12,177</text:p>
          </table:table-cell>
          <table:table-cell office:value-type="float" office:value="0.159" calcext:value-type="float">
            <text:p>0,159</text:p>
          </table:table-cell>
          <table:table-cell office:value-type="float" office:value="12.1" calcext:value-type="float">
            <text:p>12,1</text:p>
          </table:table-cell>
          <table:table-cell office:value-type="float" office:value="16.757" calcext:value-type="float">
            <text:p>16,757</text:p>
          </table:table-cell>
          <table:table-cell office:value-type="float" office:value="3468" calcext:value-type="float">
            <text:p>3468</text:p>
          </table:table-cell>
          <table:table-cell/>
          <table:table-cell table:formula="of:=[.E27]-[$'Marlin TL Tile'.$E27]" office:value-type="float" office:value="0.00399999999999956" calcext:value-type="float">
            <text:p>0,004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788" calcext:value-type="float">
            <text:p>5788</text:p>
          </table:table-cell>
          <table:table-cell office:value-type="float" office:value="7.352" calcext:value-type="float">
            <text:p>7,352</text:p>
          </table:table-cell>
          <table:table-cell office:value-type="float" office:value="7.426" calcext:value-type="float">
            <text:p>7,426</text:p>
          </table:table-cell>
          <table:table-cell office:value-type="float" office:value="7.364" calcext:value-type="float">
            <text:p>7,364</text:p>
          </table:table-cell>
          <table:table-cell office:value-type="float" office:value="0.156" calcext:value-type="float">
            <text:p>0,156</text:p>
          </table:table-cell>
          <table:table-cell office:value-type="float" office:value="7.265" calcext:value-type="float">
            <text:p>7,265</text:p>
          </table:table-cell>
          <table:table-cell office:value-type="float" office:value="13.107" calcext:value-type="float">
            <text:p>13,107</text:p>
          </table:table-cell>
          <table:table-cell office:value-type="float" office:value="5788" calcext:value-type="float">
            <text:p>5788</text:p>
          </table:table-cell>
          <table:table-cell/>
          <table:table-cell table:formula="of:=[.E28]-[$'Marlin TL Tile'.$E28]" office:value-type="float" office:value="0.04" calcext:value-type="float">
            <text:p>0,040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182.469" calcext:value-type="float">
            <text:p>182,469</text:p>
          </table:table-cell>
          <table:table-cell office:value-type="float" office:value="188.331" calcext:value-type="float">
            <text:p>188,331</text:p>
          </table:table-cell>
          <table:table-cell office:value-type="float" office:value="183.335" calcext:value-type="float">
            <text:p>183,335</text:p>
          </table:table-cell>
          <table:table-cell office:value-type="float" office:value="2.537" calcext:value-type="float">
            <text:p>2,537</text:p>
          </table:table-cell>
          <table:table-cell office:value-type="float" office:value="179.531" calcext:value-type="float">
            <text:p>179,531</text:p>
          </table:table-cell>
          <table:table-cell office:value-type="float" office:value="196.215" calcext:value-type="float">
            <text:p>196,215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E29]-[$'Marlin TL Tile'.$E29]" office:value-type="float" office:value="18.927" calcext:value-type="float">
            <text:p>18,927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cores:</text:p>
          </table:table-cell>
          <table:table-cell table:number-columns-repeated="10"/>
          <table:table-cell table:style-name="ce6" table:formula="of:=AVERAGE([.L3:.L29])" office:value-type="float" office:value="9.84055555555556" calcext:value-type="float">
            <text:p>9,841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ct95</text:p>
          </table:table-cell>
          <table:table-cell office:value-type="string" calcext:value-type="string">
            <text:p>142.338</text:p>
          </table:table-cell>
          <table:table-cell office:value-type="string" calcext:value-type="string">
            <text:p>132.778</text:p>
          </table:table-cell>
          <table:table-cell office:value-type="string" calcext:value-type="string">
            <text:p>145.203</text:p>
          </table:table-cell>
          <table:table-cell office:value-type="string" calcext:value-type="string">
            <text:p>149.034</text:p>
          </table:table-cell>
          <table:table-cell table:number-columns-repeated="6"/>
          <table:table-cell table:style-name="Default"/>
        </table:table-row>
      </table:table>
      <table:table table:name="Marlin CLQ Tile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TEST results:</text:p>
          </table:table-cell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  <table:table-cell table:style-name="Default" office:value-type="string" calcext:value-type="string">
            <text:p>diff Marlin CLQ Tile / Marlin TL Tile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1.256" calcext:value-type="float">
            <text:p>111,256</text:p>
          </table:table-cell>
          <table:table-cell office:value-type="float" office:value="111.491" calcext:value-type="float">
            <text:p>111,491</text:p>
          </table:table-cell>
          <table:table-cell office:value-type="float" office:value="111.269" calcext:value-type="float">
            <text:p>111,269</text:p>
          </table:table-cell>
          <table:table-cell office:value-type="float" office:value="0.121" calcext:value-type="float">
            <text:p>0,121</text:p>
          </table:table-cell>
          <table:table-cell office:value-type="float" office:value="111.002" calcext:value-type="float">
            <text:p>111,002</text:p>
          </table:table-cell>
          <table:table-cell office:value-type="float" office:value="111.602" calcext:value-type="float">
            <text:p>111,60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3]-[$'Marlin TL Tile'.$E3]" office:value-type="float" office:value="0.319000000000003" calcext:value-type="float">
            <text:p>0,319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55.43" calcext:value-type="float">
            <text:p>55,43</text:p>
          </table:table-cell>
          <table:table-cell office:value-type="float" office:value="55.589" calcext:value-type="float">
            <text:p>55,589</text:p>
          </table:table-cell>
          <table:table-cell office:value-type="float" office:value="55.437" calcext:value-type="float">
            <text:p>55,437</text:p>
          </table:table-cell>
          <table:table-cell office:value-type="float" office:value="0.086" calcext:value-type="float">
            <text:p>0,086</text:p>
          </table:table-cell>
          <table:table-cell office:value-type="float" office:value="55.208" calcext:value-type="float">
            <text:p>55,208</text:p>
          </table:table-cell>
          <table:table-cell office:value-type="float" office:value="55.709" calcext:value-type="float">
            <text:p>55,709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E4]-[$'Marlin TL Tile'.$E4]" office:value-type="float" office:value="0.293999999999997" calcext:value-type="float">
            <text:p>0,294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44.151" calcext:value-type="float">
            <text:p>44,151</text:p>
          </table:table-cell>
          <table:table-cell office:value-type="float" office:value="44.36" calcext:value-type="float">
            <text:p>44,36</text:p>
          </table:table-cell>
          <table:table-cell office:value-type="float" office:value="44.163" calcext:value-type="float">
            <text:p>44,163</text:p>
          </table:table-cell>
          <table:table-cell office:value-type="float" office:value="0.126" calcext:value-type="float">
            <text:p>0,126</text:p>
          </table:table-cell>
          <table:table-cell office:value-type="float" office:value="43.903" calcext:value-type="float">
            <text:p>43,903</text:p>
          </table:table-cell>
          <table:table-cell office:value-type="float" office:value="44.601" calcext:value-type="float">
            <text:p>44,60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E5]-[$'Marlin TL Tile'.$E5]" office:value-type="float" office:value="-0.0700000000000003" calcext:value-type="float">
            <text:p>-0,070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1.066" calcext:value-type="float">
            <text:p>771,066</text:p>
          </table:table-cell>
          <table:table-cell office:value-type="float" office:value="772.221" calcext:value-type="float">
            <text:p>772,221</text:p>
          </table:table-cell>
          <table:table-cell office:value-type="float" office:value="771.15" calcext:value-type="float">
            <text:p>771,15</text:p>
          </table:table-cell>
          <table:table-cell office:value-type="float" office:value="0.579" calcext:value-type="float">
            <text:p>0,579</text:p>
          </table:table-cell>
          <table:table-cell office:value-type="float" office:value="770.172" calcext:value-type="float">
            <text:p>770,172</text:p>
          </table:table-cell>
          <table:table-cell office:value-type="float" office:value="772.553" calcext:value-type="float">
            <text:p>772,55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6]-[$'Marlin TL Tile'.$E6]" office:value-type="float" office:value="6.13700000000006" calcext:value-type="float">
            <text:p>6,137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12.577" calcext:value-type="float">
            <text:p>12,577</text:p>
          </table:table-cell>
          <table:table-cell office:value-type="float" office:value="12.643" calcext:value-type="float">
            <text:p>12,643</text:p>
          </table:table-cell>
          <table:table-cell office:value-type="float" office:value="12.588" calcext:value-type="float">
            <text:p>12,588</text:p>
          </table:table-cell>
          <table:table-cell office:value-type="float" office:value="0.037" calcext:value-type="float">
            <text:p>0,037</text:p>
          </table:table-cell>
          <table:table-cell office:value-type="float" office:value="12.554" calcext:value-type="float">
            <text:p>12,554</text:p>
          </table:table-cell>
          <table:table-cell office:value-type="float" office:value="12.909" calcext:value-type="float">
            <text:p>12,909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E7]-[$'Marlin TL Tile'.$E7]"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611" calcext:value-type="float">
            <text:p>1611</text:p>
          </table:table-cell>
          <table:table-cell office:value-type="float" office:value="6.516" calcext:value-type="float">
            <text:p>6,516</text:p>
          </table:table-cell>
          <table:table-cell office:value-type="float" office:value="6.567" calcext:value-type="float">
            <text:p>6,567</text:p>
          </table:table-cell>
          <table:table-cell office:value-type="float" office:value="6.52" calcext:value-type="float">
            <text:p>6,52</text:p>
          </table:table-cell>
          <table:table-cell office:value-type="float" office:value="0.017" calcext:value-type="float">
            <text:p>0,017</text:p>
          </table:table-cell>
          <table:table-cell office:value-type="float" office:value="6.498" calcext:value-type="float">
            <text:p>6,498</text:p>
          </table:table-cell>
          <table:table-cell office:value-type="float" office:value="6.62" calcext:value-type="float">
            <text:p>6,62</text:p>
          </table:table-cell>
          <table:table-cell office:value-type="float" office:value="1611" calcext:value-type="float">
            <text:p>1611</text:p>
          </table:table-cell>
          <table:table-cell/>
          <table:table-cell table:formula="of:=[.E8]-[$'Marlin TL Tile'.$E8]" office:value-type="float" office:value="-0.00699999999999967" calcext:value-type="float">
            <text:p>-0,007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12.29" calcext:value-type="float">
            <text:p>12,29</text:p>
          </table:table-cell>
          <table:table-cell office:value-type="float" office:value="12.354" calcext:value-type="float">
            <text:p>12,354</text:p>
          </table:table-cell>
          <table:table-cell office:value-type="float" office:value="12.298" calcext:value-type="float">
            <text:p>12,298</text:p>
          </table:table-cell>
          <table:table-cell office:value-type="float" office:value="0.027" calcext:value-type="float">
            <text:p>0,027</text:p>
          </table:table-cell>
          <table:table-cell office:value-type="float" office:value="12.26" calcext:value-type="float">
            <text:p>12,26</text:p>
          </table:table-cell>
          <table:table-cell office:value-type="float" office:value="12.461" calcext:value-type="float">
            <text:p>12,461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E9]-[$'Marlin TL Tile'.$E9]" office:value-type="float" office:value="0.141" calcext:value-type="float">
            <text:p>0,141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398" calcext:value-type="float">
            <text:p>1398</text:p>
          </table:table-cell>
          <table:table-cell office:value-type="float" office:value="7.411" calcext:value-type="float">
            <text:p>7,411</text:p>
          </table:table-cell>
          <table:table-cell office:value-type="float" office:value="7.48" calcext:value-type="float">
            <text:p>7,48</text:p>
          </table:table-cell>
          <table:table-cell office:value-type="float" office:value="7.42" calcext:value-type="float">
            <text:p>7,42</text:p>
          </table:table-cell>
          <table:table-cell office:value-type="float" office:value="0.028" calcext:value-type="float">
            <text:p>0,028</text:p>
          </table:table-cell>
          <table:table-cell office:value-type="float" office:value="7.375" calcext:value-type="float">
            <text:p>7,375</text:p>
          </table:table-cell>
          <table:table-cell office:value-type="float" office:value="7.615" calcext:value-type="float">
            <text:p>7,615</text:p>
          </table:table-cell>
          <table:table-cell office:value-type="float" office:value="1398" calcext:value-type="float">
            <text:p>1398</text:p>
          </table:table-cell>
          <table:table-cell/>
          <table:table-cell table:formula="of:=[.E10]-[$'Marlin TL Tile'.$E10]" office:value-type="float" office:value="0.137" calcext:value-type="float">
            <text:p>0,137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66.293" calcext:value-type="float">
            <text:p>166,293</text:p>
          </table:table-cell>
          <table:table-cell office:value-type="float" office:value="166.629" calcext:value-type="float">
            <text:p>166,629</text:p>
          </table:table-cell>
          <table:table-cell office:value-type="float" office:value="166.281" calcext:value-type="float">
            <text:p>166,281</text:p>
          </table:table-cell>
          <table:table-cell office:value-type="float" office:value="0.208" calcext:value-type="float">
            <text:p>0,208</text:p>
          </table:table-cell>
          <table:table-cell office:value-type="float" office:value="165.861" calcext:value-type="float">
            <text:p>165,861</text:p>
          </table:table-cell>
          <table:table-cell office:value-type="float" office:value="166.746" calcext:value-type="float">
            <text:p>166,74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E11]-[$'Marlin TL Tile'.$E11]" office:value-type="float" office:value="1.90799999999999" calcext:value-type="float">
            <text:p>1,908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14.37" calcext:value-type="float">
            <text:p>114,37</text:p>
          </table:table-cell>
          <table:table-cell office:value-type="float" office:value="114.574" calcext:value-type="float">
            <text:p>114,574</text:p>
          </table:table-cell>
          <table:table-cell office:value-type="float" office:value="114.373" calcext:value-type="float">
            <text:p>114,373</text:p>
          </table:table-cell>
          <table:table-cell office:value-type="float" office:value="0.131" calcext:value-type="float">
            <text:p>0,131</text:p>
          </table:table-cell>
          <table:table-cell office:value-type="float" office:value="114.053" calcext:value-type="float">
            <text:p>114,053</text:p>
          </table:table-cell>
          <table:table-cell office:value-type="float" office:value="114.797" calcext:value-type="float">
            <text:p>114,797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E12]-[$'Marlin TL Tile'.$E12]" office:value-type="float" office:value="2.229" calcext:value-type="float">
            <text:p>2,229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57.415" calcext:value-type="float">
            <text:p>57,415</text:p>
          </table:table-cell>
          <table:table-cell office:value-type="float" office:value="57.59" calcext:value-type="float">
            <text:p>57,59</text:p>
          </table:table-cell>
          <table:table-cell office:value-type="float" office:value="57.421" calcext:value-type="float">
            <text:p>57,421</text:p>
          </table:table-cell>
          <table:table-cell office:value-type="float" office:value="0.09" calcext:value-type="float">
            <text:p>0,09</text:p>
          </table:table-cell>
          <table:table-cell office:value-type="float" office:value="57.158" calcext:value-type="float">
            <text:p>57,158</text:p>
          </table:table-cell>
          <table:table-cell office:value-type="float" office:value="57.737" calcext:value-type="float">
            <text:p>57,737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E13]-[$'Marlin TL Tile'.$E13]" office:value-type="float" office:value="1.15000000000001" calcext:value-type="float">
            <text:p>1,150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45.021" calcext:value-type="float">
            <text:p>45,021</text:p>
          </table:table-cell>
          <table:table-cell office:value-type="float" office:value="45.26" calcext:value-type="float">
            <text:p>45,26</text:p>
          </table:table-cell>
          <table:table-cell office:value-type="float" office:value="45.034" calcext:value-type="float">
            <text:p>45,034</text:p>
          </table:table-cell>
          <table:table-cell office:value-type="float" office:value="0.125" calcext:value-type="float">
            <text:p>0,125</text:p>
          </table:table-cell>
          <table:table-cell office:value-type="float" office:value="44.703" calcext:value-type="float">
            <text:p>44,703</text:p>
          </table:table-cell>
          <table:table-cell office:value-type="float" office:value="45.477" calcext:value-type="float">
            <text:p>45,477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E14]-[$'Marlin TL Tile'.$E14]" office:value-type="float" office:value="-0.0500000000000043" calcext:value-type="float">
            <text:p>-0,050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30.215" calcext:value-type="float">
            <text:p>830,215</text:p>
          </table:table-cell>
          <table:table-cell office:value-type="float" office:value="832.99" calcext:value-type="float">
            <text:p>832,99</text:p>
          </table:table-cell>
          <table:table-cell office:value-type="float" office:value="830.243" calcext:value-type="float">
            <text:p>830,243</text:p>
          </table:table-cell>
          <table:table-cell office:value-type="float" office:value="2.556" calcext:value-type="float">
            <text:p>2,556</text:p>
          </table:table-cell>
          <table:table-cell office:value-type="float" office:value="825.396" calcext:value-type="float">
            <text:p>825,396</text:p>
          </table:table-cell>
          <table:table-cell office:value-type="float" office:value="838.29" calcext:value-type="float">
            <text:p>838,2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5]-[$'Marlin TL Tile'.$E15]" office:value-type="float" office:value="58.456" calcext:value-type="float">
            <text:p>58,456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670" calcext:value-type="float">
            <text:p>1670</text:p>
          </table:table-cell>
          <table:table-cell office:value-type="float" office:value="13.028" calcext:value-type="float">
            <text:p>13,028</text:p>
          </table:table-cell>
          <table:table-cell office:value-type="float" office:value="13.11" calcext:value-type="float">
            <text:p>13,11</text:p>
          </table:table-cell>
          <table:table-cell office:value-type="float" office:value="13.038" calcext:value-type="float">
            <text:p>13,038</text:p>
          </table:table-cell>
          <table:table-cell office:value-type="float" office:value="0.039" calcext:value-type="float">
            <text:p>0,039</text:p>
          </table:table-cell>
          <table:table-cell office:value-type="float" office:value="12.976" calcext:value-type="float">
            <text:p>12,976</text:p>
          </table:table-cell>
          <table:table-cell office:value-type="float" office:value="13.334" calcext:value-type="float">
            <text:p>13,334</text:p>
          </table:table-cell>
          <table:table-cell office:value-type="float" office:value="1670" calcext:value-type="float">
            <text:p>1670</text:p>
          </table:table-cell>
          <table:table-cell/>
          <table:table-cell table:formula="of:=[.E16]-[$'Marlin TL Tile'.$E16]" office:value-type="float" office:value="0.302" calcext:value-type="float">
            <text:p>0,302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3222" calcext:value-type="float">
            <text:p>3222</text:p>
          </table:table-cell>
          <table:table-cell office:value-type="float" office:value="6.638" calcext:value-type="float">
            <text:p>6,638</text:p>
          </table:table-cell>
          <table:table-cell office:value-type="float" office:value="6.676" calcext:value-type="float">
            <text:p>6,676</text:p>
          </table:table-cell>
          <table:table-cell office:value-type="float" office:value="6.641" calcext:value-type="float">
            <text:p>6,641</text:p>
          </table:table-cell>
          <table:table-cell office:value-type="float" office:value="0.018" calcext:value-type="float">
            <text:p>0,018</text:p>
          </table:table-cell>
          <table:table-cell office:value-type="float" office:value="6.601" calcext:value-type="float">
            <text:p>6,601</text:p>
          </table:table-cell>
          <table:table-cell office:value-type="float" office:value="6.744" calcext:value-type="float">
            <text:p>6,744</text:p>
          </table:table-cell>
          <table:table-cell office:value-type="float" office:value="3222" calcext:value-type="float">
            <text:p>3222</text:p>
          </table:table-cell>
          <table:table-cell/>
          <table:table-cell table:formula="of:=[.E17]-[$'Marlin TL Tile'.$E17]" office:value-type="float" office:value="0.111" calcext:value-type="float">
            <text:p>0,111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1710" calcext:value-type="float">
            <text:p>1710</text:p>
          </table:table-cell>
          <table:table-cell office:value-type="float" office:value="12.353" calcext:value-type="float">
            <text:p>12,353</text:p>
          </table:table-cell>
          <table:table-cell office:value-type="float" office:value="12.404" calcext:value-type="float">
            <text:p>12,404</text:p>
          </table:table-cell>
          <table:table-cell office:value-type="float" office:value="12.357" calcext:value-type="float">
            <text:p>12,357</text:p>
          </table:table-cell>
          <table:table-cell office:value-type="float" office:value="0.022" calcext:value-type="float">
            <text:p>0,022</text:p>
          </table:table-cell>
          <table:table-cell office:value-type="float" office:value="12.307" calcext:value-type="float">
            <text:p>12,307</text:p>
          </table:table-cell>
          <table:table-cell office:value-type="float" office:value="12.488" calcext:value-type="float">
            <text:p>12,488</text:p>
          </table:table-cell>
          <table:table-cell office:value-type="float" office:value="1710" calcext:value-type="float">
            <text:p>1710</text:p>
          </table:table-cell>
          <table:table-cell/>
          <table:table-cell table:formula="of:=[.E18]-[$'Marlin TL Tile'.$E18]" office:value-type="float" office:value="0.172000000000001" calcext:value-type="float">
            <text:p>0,172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2" calcext:value-type="float">
            <text:p>2</text:p>
          </table:table-cell>
          <table:table-cell office:value-type="float" office:value="2796" calcext:value-type="float">
            <text:p>2796</text:p>
          </table:table-cell>
          <table:table-cell office:value-type="float" office:value="7.454" calcext:value-type="float">
            <text:p>7,454</text:p>
          </table:table-cell>
          <table:table-cell office:value-type="float" office:value="7.516" calcext:value-type="float">
            <text:p>7,516</text:p>
          </table:table-cell>
          <table:table-cell office:value-type="float" office:value="7.46" calcext:value-type="float">
            <text:p>7,46</text:p>
          </table:table-cell>
          <table:table-cell office:value-type="float" office:value="0.026" calcext:value-type="float">
            <text:p>0,026</text:p>
          </table:table-cell>
          <table:table-cell office:value-type="float" office:value="7.403" calcext:value-type="float">
            <text:p>7,403</text:p>
          </table:table-cell>
          <table:table-cell office:value-type="float" office:value="7.627" calcext:value-type="float">
            <text:p>7,627</text:p>
          </table:table-cell>
          <table:table-cell office:value-type="float" office:value="2796" calcext:value-type="float">
            <text:p>2796</text:p>
          </table:table-cell>
          <table:table-cell/>
          <table:table-cell table:formula="of:=[.E19]-[$'Marlin TL Tile'.$E19]" office:value-type="float" office:value="0.146" calcext:value-type="float">
            <text:p>0,146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75.576" calcext:value-type="float">
            <text:p>175,576</text:p>
          </table:table-cell>
          <table:table-cell office:value-type="float" office:value="176.45" calcext:value-type="float">
            <text:p>176,45</text:p>
          </table:table-cell>
          <table:table-cell office:value-type="float" office:value="175.526" calcext:value-type="float">
            <text:p>175,526</text:p>
          </table:table-cell>
          <table:table-cell office:value-type="float" office:value="0.515" calcext:value-type="float">
            <text:p>0,515</text:p>
          </table:table-cell>
          <table:table-cell office:value-type="float" office:value="173.9" calcext:value-type="float">
            <text:p>173,9</text:p>
          </table:table-cell>
          <table:table-cell office:value-type="float" office:value="176.856" calcext:value-type="float">
            <text:p>176,85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E20]-[$'Marlin TL Tile'.$E20]" office:value-type="float" office:value="10.285" calcext:value-type="float">
            <text:p>10,285</text:p>
          </table:table-cell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14.515" calcext:value-type="float">
            <text:p>114,515</text:p>
          </table:table-cell>
          <table:table-cell office:value-type="float" office:value="114.875" calcext:value-type="float">
            <text:p>114,875</text:p>
          </table:table-cell>
          <table:table-cell office:value-type="float" office:value="114.511" calcext:value-type="float">
            <text:p>114,511</text:p>
          </table:table-cell>
          <table:table-cell office:value-type="float" office:value="0.278" calcext:value-type="float">
            <text:p>0,278</text:p>
          </table:table-cell>
          <table:table-cell office:value-type="float" office:value="113.152" calcext:value-type="float">
            <text:p>113,152</text:p>
          </table:table-cell>
          <table:table-cell office:value-type="float" office:value="116.595" calcext:value-type="float">
            <text:p>116,595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E21]-[$'Marlin TL Tile'.$E21]" office:value-type="float" office:value="1.28100000000001" calcext:value-type="float">
            <text:p>1,281</text:p>
          </table:table-cell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4" calcext:value-type="float">
            <text:p>4</text:p>
          </table:table-cell>
          <table:table-cell office:value-type="float" office:value="756" calcext:value-type="float">
            <text:p>756</text:p>
          </table:table-cell>
          <table:table-cell office:value-type="float" office:value="57.979" calcext:value-type="float">
            <text:p>57,979</text:p>
          </table:table-cell>
          <table:table-cell office:value-type="float" office:value="58.422" calcext:value-type="float">
            <text:p>58,422</text:p>
          </table:table-cell>
          <table:table-cell office:value-type="float" office:value="57.996" calcext:value-type="float">
            <text:p>57,996</text:p>
          </table:table-cell>
          <table:table-cell office:value-type="float" office:value="0.265" calcext:value-type="float">
            <text:p>0,265</text:p>
          </table:table-cell>
          <table:table-cell office:value-type="float" office:value="57.382" calcext:value-type="float">
            <text:p>57,382</text:p>
          </table:table-cell>
          <table:table-cell office:value-type="float" office:value="59.343" calcext:value-type="float">
            <text:p>59,343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E22]-[$'Marlin TL Tile'.$E22]" office:value-type="float" office:value="1.09999999999999" calcext:value-type="float">
            <text:p>1,100</text:p>
          </table:table-cell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45.882" calcext:value-type="float">
            <text:p>45,882</text:p>
          </table:table-cell>
          <table:table-cell office:value-type="float" office:value="46.24" calcext:value-type="float">
            <text:p>46,24</text:p>
          </table:table-cell>
          <table:table-cell office:value-type="float" office:value="45.864" calcext:value-type="float">
            <text:p>45,864</text:p>
          </table:table-cell>
          <table:table-cell office:value-type="float" office:value="0.271" calcext:value-type="float">
            <text:p>0,271</text:p>
          </table:table-cell>
          <table:table-cell office:value-type="float" office:value="45.014" calcext:value-type="float">
            <text:p>45,014</text:p>
          </table:table-cell>
          <table:table-cell office:value-type="float" office:value="46.472" calcext:value-type="float">
            <text:p>46,472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[.E23]-[$'Marlin TL Tile'.$E23]" office:value-type="float" office:value="0.366" calcext:value-type="float">
            <text:p>0,366</text:p>
          </table:table-cell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13.741" calcext:value-type="float">
            <text:p>813,741</text:p>
          </table:table-cell>
          <table:table-cell office:value-type="float" office:value="823.492" calcext:value-type="float">
            <text:p>823,492</text:p>
          </table:table-cell>
          <table:table-cell office:value-type="float" office:value="814.607" calcext:value-type="float">
            <text:p>814,607</text:p>
          </table:table-cell>
          <table:table-cell office:value-type="float" office:value="2.925" calcext:value-type="float">
            <text:p>2,925</text:p>
          </table:table-cell>
          <table:table-cell office:value-type="float" office:value="812.272" calcext:value-type="float">
            <text:p>812,272</text:p>
          </table:table-cell>
          <table:table-cell office:value-type="float" office:value="825.328" calcext:value-type="float">
            <text:p>825,32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24]-[$'Marlin TL Tile'.$E24]" office:value-type="float" office:value="45.635" calcext:value-type="float">
            <text:p>45,635</text:p>
          </table:table-cell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3340" calcext:value-type="float">
            <text:p>3340</text:p>
          </table:table-cell>
          <table:table-cell office:value-type="float" office:value="12.883" calcext:value-type="float">
            <text:p>12,883</text:p>
          </table:table-cell>
          <table:table-cell office:value-type="float" office:value="12.984" calcext:value-type="float">
            <text:p>12,984</text:p>
          </table:table-cell>
          <table:table-cell office:value-type="float" office:value="12.893" calcext:value-type="float">
            <text:p>12,893</text:p>
          </table:table-cell>
          <table:table-cell office:value-type="float" office:value="0.051" calcext:value-type="float">
            <text:p>0,051</text:p>
          </table:table-cell>
          <table:table-cell office:value-type="float" office:value="12.63" calcext:value-type="float">
            <text:p>12,63</text:p>
          </table:table-cell>
          <table:table-cell office:value-type="float" office:value="13.412" calcext:value-type="float">
            <text:p>13,412</text:p>
          </table:table-cell>
          <table:table-cell office:value-type="float" office:value="3340" calcext:value-type="float">
            <text:p>3340</text:p>
          </table:table-cell>
          <table:table-cell/>
          <table:table-cell table:formula="of:=[.E25]-[$'Marlin TL Tile'.$E25]" office:value-type="float" office:value="0.143000000000001" calcext:value-type="float">
            <text:p>0,143</text:p>
          </table:table-cell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6.599" calcext:value-type="float">
            <text:p>6,599</text:p>
          </table:table-cell>
          <table:table-cell office:value-type="float" office:value="6.643" calcext:value-type="float">
            <text:p>6,643</text:p>
          </table:table-cell>
          <table:table-cell office:value-type="float" office:value="6.603" calcext:value-type="float">
            <text:p>6,603</text:p>
          </table:table-cell>
          <table:table-cell office:value-type="float" office:value="0.031" calcext:value-type="float">
            <text:p>0,031</text:p>
          </table:table-cell>
          <table:table-cell office:value-type="float" office:value="6.521" calcext:value-type="float">
            <text:p>6,521</text:p>
          </table:table-cell>
          <table:table-cell office:value-type="float" office:value="8.147" calcext:value-type="float">
            <text:p>8,147</text:p>
          </table:table-cell>
          <table:table-cell office:value-type="float" office:value="6444" calcext:value-type="float">
            <text:p>6444</text:p>
          </table:table-cell>
          <table:table-cell/>
          <table:table-cell table:formula="of:=[.E26]-[$'Marlin TL Tile'.$E26]" office:value-type="float" office:value="0.0729999999999995" calcext:value-type="float">
            <text:p>0,073</text:p>
          </table:table-cell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3420" calcext:value-type="float">
            <text:p>3420</text:p>
          </table:table-cell>
          <table:table-cell office:value-type="float" office:value="12.316" calcext:value-type="float">
            <text:p>12,316</text:p>
          </table:table-cell>
          <table:table-cell office:value-type="float" office:value="12.377" calcext:value-type="float">
            <text:p>12,377</text:p>
          </table:table-cell>
          <table:table-cell office:value-type="float" office:value="12.323" calcext:value-type="float">
            <text:p>12,323</text:p>
          </table:table-cell>
          <table:table-cell office:value-type="float" office:value="0.03" calcext:value-type="float">
            <text:p>0,03</text:p>
          </table:table-cell>
          <table:table-cell office:value-type="float" office:value="12.265" calcext:value-type="float">
            <text:p>12,265</text:p>
          </table:table-cell>
          <table:table-cell office:value-type="float" office:value="12.757" calcext:value-type="float">
            <text:p>12,757</text:p>
          </table:table-cell>
          <table:table-cell office:value-type="float" office:value="3420" calcext:value-type="float">
            <text:p>3420</text:p>
          </table:table-cell>
          <table:table-cell/>
          <table:table-cell table:formula="of:=[.E27]-[$'Marlin TL Tile'.$E27]" office:value-type="float" office:value="0.135" calcext:value-type="float">
            <text:p>0,135</text:p>
          </table:table-cell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5592" calcext:value-type="float">
            <text:p>5592</text:p>
          </table:table-cell>
          <table:table-cell office:value-type="float" office:value="7.443" calcext:value-type="float">
            <text:p>7,443</text:p>
          </table:table-cell>
          <table:table-cell office:value-type="float" office:value="7.516" calcext:value-type="float">
            <text:p>7,516</text:p>
          </table:table-cell>
          <table:table-cell office:value-type="float" office:value="7.453" calcext:value-type="float">
            <text:p>7,453</text:p>
          </table:table-cell>
          <table:table-cell office:value-type="float" office:value="0.064" calcext:value-type="float">
            <text:p>0,064</text:p>
          </table:table-cell>
          <table:table-cell office:value-type="float" office:value="7.405" calcext:value-type="float">
            <text:p>7,405</text:p>
          </table:table-cell>
          <table:table-cell office:value-type="float" office:value="11.574" calcext:value-type="float">
            <text:p>11,574</text:p>
          </table:table-cell>
          <table:table-cell office:value-type="float" office:value="5592" calcext:value-type="float">
            <text:p>5592</text:p>
          </table:table-cell>
          <table:table-cell/>
          <table:table-cell table:formula="of:=[.E28]-[$'Marlin TL Tile'.$E28]" office:value-type="float" office:value="0.13" calcext:value-type="float">
            <text:p>0,130</text:p>
          </table:table-cell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174.806" calcext:value-type="float">
            <text:p>174,806</text:p>
          </table:table-cell>
          <table:table-cell office:value-type="float" office:value="175.567" calcext:value-type="float">
            <text:p>175,567</text:p>
          </table:table-cell>
          <table:table-cell office:value-type="float" office:value="174.878" calcext:value-type="float">
            <text:p>174,878</text:p>
          </table:table-cell>
          <table:table-cell office:value-type="float" office:value="1.2" calcext:value-type="float">
            <text:p>1,2</text:p>
          </table:table-cell>
          <table:table-cell office:value-type="float" office:value="173.297" calcext:value-type="float">
            <text:p>173,297</text:p>
          </table:table-cell>
          <table:table-cell office:value-type="float" office:value="184.115" calcext:value-type="float">
            <text:p>184,115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E29]-[$'Marlin TL Tile'.$E29]" office:value-type="float" office:value="6.16300000000001" calcext:value-type="float">
            <text:p>6,163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cores:</text:p>
          </table:table-cell>
          <table:table-cell table:number-columns-repeated="10"/>
          <table:table-cell table:style-name="ce6" table:formula="of:=AVERAGE([.L3:.L29])" office:value-type="float" office:value="5.05840740740741" calcext:value-type="float">
            <text:p>5,058</text:p>
          </table:table-cell>
        </table:table-row>
        <table:table-row table:style-name="ro1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ct95</text:p>
          </table:table-cell>
          <table:table-cell office:value-type="string" calcext:value-type="string">
            <text:p>137.556</text:p>
          </table:table-cell>
          <table:table-cell office:value-type="string" calcext:value-type="string">
            <text:p>132.148</text:p>
          </table:table-cell>
          <table:table-cell office:value-type="string" calcext:value-type="string">
            <text:p>140.730</text:p>
          </table:table-cell>
          <table:table-cell office:value-type="string" calcext:value-type="string">
            <text:p>139.791</text:p>
          </table:table-cell>
          <table:table-cell table:number-columns-repeated="6"/>
          <table:table-cell table:style-name="Default"/>
        </table:table-row>
      </table:table>
      <table:named-expressions/>
      <table:database-ranges>
        <table:database-range table:name="__Anonymous_Sheet_DB__1" table:target-range-address="'Marlin TL'.A3:'Marlin TL'.L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'Marlin TL Tile'.A3:'Marlin TL Tile'.L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'Marlin CLQ'.A3:'Marlin CLQ'.L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'Marlin CLQ Tile'.A3:'Marlin CLQ Tile'.L2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2:43:28.486126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Bourgès</meta:initial-creator>
    <meta:creation-date>2015-03-13T09:05:06.852765911</meta:creation-date>
    <dc:date>2015-03-16T12:58:36.975141110</dc:date>
    <dc:creator>Laurent Bourgès</dc:creator>
    <meta:editing-duration>PT23M42S</meta:editing-duration>
    <meta:editing-cycles>7</meta:editing-cycles>
    <meta:generator>LibreOffice/4.2.7.2$Linux_X86_64 LibreOffice_project/420m0$Build-2</meta:generator>
    <meta:document-statistic meta:table-count="5" meta:cell-count="1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30" chart:maximum="150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35cm" svg:height="14.482cm" xlink:href=".." xlink:type="simple" chart:class="chart:bar" chart:row-mapping="2 0 3 1" chart:style-name="ch1">
        <chart:title svg:x="13.412cm" svg:y="0.425cm" chart:style-name="ch2">
          <text:p>Performance Summary</text:p>
        </chart:title>
        <chart:subtitle svg:x="13.709cm" svg:y="1.522cm" chart:style-name="ch3">
          <text:p>Marlin 0.5.6 JDK 1.8_60</text:p>
        </chart:subtitle>
        <chart:legend chart:legend-position="end" svg:x="28.397cm" svg:y="6.117cm" style:legend-expansion="high" chart:style-name="ch4"/>
        <chart:plot-area chart:style-name="ch5" table:cell-range-address="Summary.C3:Summary.F3 Summary.A5:Summary.A8 Summary.C5:Summary.F8" chart:data-source-has-labels="both" svg:x="0.632cm" svg:y="2.498cm" svg:width="27.133cm" svg:height="11.695cm">
          <chartooo:coordinate-region svg:x="1.509cm" svg:y="2.718cm" svg:width="26.256cm" svg:height="10.79cm"/>
          <chart:axis chart:dimension="x" chart:name="primary-x" chart:style-name="ch6" chartooo:axis-type="auto">
            <chartooo:date-scale/>
            <chart:categories table:cell-range-address="Summary.C3:Summary.F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C7:Summary.F7" chart:label-cell-address="Summary.A7:Summary.A7" chart:class="chart:bar">
            <chart:data-point chart:repeated="4"/>
          </chart:series>
          <chart:series chart:style-name="ch10" chart:values-cell-range-address="Summary.C5:Summary.F5" chart:label-cell-address="Summary.A5:Summary.A5" chart:class="chart:bar">
            <chart:data-point chart:repeated="4"/>
          </chart:series>
          <chart:series chart:style-name="ch11" chart:values-cell-range-address="Summary.C8:Summary.F8" chart:label-cell-address="Summary.A8:Summary.A8" chart:class="chart:bar">
            <chart:data-point chart:repeated="4"/>
          </chart:series>
          <chart:series chart:style-name="ch12" chart:values-cell-range-address="Summary.C6:Summary.F6" chart:label-cell-address="Summary.A6:Summary.A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Summary.C3:Summary.F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Marlin TL</text:p>
                <draw:g>
                  <svg:desc>Summary.A7:Summary.A7</svg:desc>
                </draw:g>
              </table:table-cell>
              <table:table-cell office:value-type="float" office:value="137.443">
                <text:p>137.443</text:p>
                <draw:g>
                  <svg:desc>Summary.C7:Summary.F7</svg:desc>
                </draw:g>
              </table:table-cell>
              <table:table-cell office:value-type="float" office:value="132.805">
                <text:p>132.805</text:p>
              </table:table-cell>
              <table:table-cell office:value-type="float" office:value="136.462">
                <text:p>136.462</text:p>
              </table:table-cell>
              <table:table-cell office:value-type="float" office:value="143.062">
                <text:p>143.062</text:p>
              </table:table-cell>
            </table:table-row>
            <table:table-row>
              <table:table-cell office:value-type="string">
                <text:p>Marlin CLQ</text:p>
                <draw:g>
                  <svg:desc>Summary.A5:Summary.A5</svg:desc>
                </draw:g>
              </table:table-cell>
              <table:table-cell office:value-type="float" office:value="142.338">
                <text:p>142.338</text:p>
                <draw:g>
                  <svg:desc>Summary.C5:Summary.F5</svg:desc>
                </draw:g>
              </table:table-cell>
              <table:table-cell office:value-type="float" office:value="132.778">
                <text:p>132.778</text:p>
              </table:table-cell>
              <table:table-cell office:value-type="float" office:value="145.203">
                <text:p>145.203</text:p>
              </table:table-cell>
              <table:table-cell office:value-type="float" office:value="149.034">
                <text:p>149.034</text:p>
              </table:table-cell>
            </table:table-row>
            <table:table-row>
              <table:table-cell office:value-type="string">
                <text:p>Marlin TL Tile</text:p>
                <draw:g>
                  <svg:desc>Summary.A8:Summary.A8</svg:desc>
                </draw:g>
              </table:table-cell>
              <table:table-cell office:value-type="float" office:value="132.498">
                <text:p>132.498</text:p>
                <draw:g>
                  <svg:desc>Summary.C8:Summary.F8</svg:desc>
                </draw:g>
              </table:table-cell>
              <table:table-cell office:value-type="float" office:value="131.176">
                <text:p>131.176</text:p>
              </table:table-cell>
              <table:table-cell office:value-type="float" office:value="132.641">
                <text:p>132.641</text:p>
              </table:table-cell>
              <table:table-cell office:value-type="float" office:value="133.677">
                <text:p>133.677</text:p>
              </table:table-cell>
            </table:table-row>
            <table:table-row>
              <table:table-cell office:value-type="string">
                <text:p>Marlin CLQ Tile</text:p>
                <draw:g>
                  <svg:desc>Summary.A6:Summary.A6</svg:desc>
                </draw:g>
              </table:table-cell>
              <table:table-cell office:value-type="float" office:value="137.556">
                <text:p>137.556</text:p>
                <draw:g>
                  <svg:desc>Summary.C6:Summary.F6</svg:desc>
                </draw:g>
              </table:table-cell>
              <table:table-cell office:value-type="float" office:value="132.148">
                <text:p>132.148</text:p>
              </table:table-cell>
              <table:table-cell office:value-type="float" office:value="140.73">
                <text:p>140.73</text:p>
              </table:table-cell>
              <table:table-cell office:value-type="float" office:value="139.791">
                <text:p>139.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minimum="-5" chart:maximum="120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8" style:family="chart" style:data-style-name="N109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824cm" svg:height="17.327cm" xlink:href=".." xlink:type="simple" chart:class="chart:bar" chart:style-name="ch1">
        <chart:legend chart:legend-position="end" svg:x="27.629cm" svg:y="7.807cm" style:legend-expansion="high" chart:style-name="ch2"/>
        <chart:plot-area chart:style-name="ch3" table:cell-range-address="'Marlin TL'.A2:'Marlin TL'.A29 'Marlin TL'.L2:'Marlin TL'.L29 'Marlin CLQ'.L2:'Marlin CLQ'.L29 'Marlin CLQ Tile'.L2:'Marlin CLQ Tile'.L29" chart:data-source-has-labels="both" svg:x="0.676cm" svg:y="0.346cm" svg:width="26.277cm" svg:height="16.635cm">
          <chartooo:coordinate-region svg:x="5.548cm" svg:y="0.565cm" svg:width="21.405cm" svg:height="11.144cm"/>
          <chart:axis chart:dimension="x" chart:name="primary-x" chart:style-name="ch4" chartooo:axis-type="auto">
            <chartooo:date-scale/>
            <chart:categories table:cell-range-address="'Marlin TL'.A3:'Marlin TL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rlin TL'.L3:'Marlin TL'.L29" chart:label-cell-address="'Marlin TL'.L2:'Marlin TL'.L2" chart:class="chart:bar">
            <chart:data-point chart:repeated="27"/>
          </chart:series>
          <chart:series chart:style-name="ch8" chart:values-cell-range-address="'Marlin CLQ'.L3:'Marlin CLQ'.L29" chart:label-cell-address="'Marlin CLQ'.L2:'Marlin CLQ'.L2" chart:class="chart:bar">
            <chart:data-point chart:repeated="27"/>
          </chart:series>
          <chart:series chart:style-name="ch9" chart:values-cell-range-address="'Marlin CLQ Tile'.L3:'Marlin CLQ Tile'.L29" chart:label-cell-address="'Marlin CLQ Tile'.L2:'Marlin CLQ Tile'.L2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 Marlin TL / Marlin TL Tile</text:p>
                <draw:g>
                  <svg:desc>'Marlin TL'.L2:'Marlin TL'.L2</svg:desc>
                </draw:g>
              </table:table-cell>
              <table:table-cell office:value-type="string">
                <text:p>diff Marlin CLQ / Marlin TL Tile</text:p>
                <draw:g>
                  <svg:desc>'Marlin CLQ'.L2:'Marlin CLQ'.L2</svg:desc>
                </draw:g>
              </table:table-cell>
              <table:table-cell office:value-type="string">
                <text:p>diff Marlin CLQ Tile / Marlin TL Tile</text:p>
                <draw:g>
                  <svg:desc>'Marlin CLQ Tile'.L2:'Marlin CLQ Tile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c_boulder_2013-13-30-06-13-17.ser           </text:p>
                <draw:g>
                  <svg:desc>'Marlin TL'.A3:'Marlin TL'.A29</svg:desc>
                </draw:g>
              </table:table-cell>
              <table:table-cell office:value-type="float" office:value="-0.661999999999992">
                <text:p>-0.661999999999992</text:p>
                <draw:g>
                  <svg:desc>'Marlin TL'.L3:'Marlin TL'.L29</svg:desc>
                </draw:g>
              </table:table-cell>
              <table:table-cell office:value-type="float" office:value="-0.156999999999996">
                <text:p>-0.156999999999996</text:p>
                <draw:g>
                  <svg:desc>'Marlin CLQ'.L3:'Marlin CLQ'.L29</svg:desc>
                </draw:g>
              </table:table-cell>
              <table:table-cell office:value-type="float" office:value="0.319000000000003">
                <text:p>0.319000000000003</text:p>
                <draw:g>
                  <svg:desc>'Marlin CLQ Tile'.L3:'Marlin CLQ Tile'.L29</svg:desc>
                </draw:g>
              </table:table-cell>
            </table:table-row>
            <table:table-row>
              <table:table-cell office:value-type="string">
                <text:p>dc_boulder_2013-13-30-06-13-20.ser           </text:p>
              </table:table-cell>
              <table:table-cell office:value-type="float" office:value="-0.0489999999999995">
                <text:p>-0.0489999999999995</text:p>
              </table:table-cell>
              <table:table-cell office:value-type="float" office:value="-0.274999999999999">
                <text:p>-0.274999999999999</text:p>
              </table:table-cell>
              <table:table-cell office:value-type="float" office:value="0.293999999999997">
                <text:p>0.293999999999997</text:p>
              </table:table-cell>
            </table:table-row>
            <table:table-row>
              <table:table-cell office:value-type="string">
                <text:p>dc_shp_alllayers_2013-00-30-07-00-43.ser     </text:p>
              </table:table-cell>
              <table:table-cell office:value-type="float" office:value="-0.728999999999999">
                <text:p>-0.728999999999999</text:p>
              </table:table-cell>
              <table:table-cell office:value-type="float" office:value="-0.350999999999999">
                <text:p>-0.350999999999999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dc_shp_alllayers_2013-00-30-07-00-47.ser     </text:p>
              </table:table-cell>
              <table:table-cell office:value-type="float" office:value="16.865">
                <text:p>16.865</text:p>
              </table:table-cell>
              <table:table-cell office:value-type="float" office:value="14.827">
                <text:p>14.827</text:p>
              </table:table-cell>
              <table:table-cell office:value-type="float" office:value="6.13700000000006">
                <text:p>6.13700000000006</text:p>
              </table:table-cell>
            </table:table-row>
            <table:table-row>
              <table:table-cell office:value-type="string">
                <text:p>dc_spearfish_2013-11-30-06-11-15.ser         </text:p>
              </table:table-cell>
              <table:table-cell office:value-type="float" office:value="-0.168000000000001">
                <text:p>-0.168000000000001</text:p>
              </table:table-cell>
              <table:table-cell office:value-type="float" office:value="-0.0670000000000002">
                <text:p>-0.0670000000000002</text:p>
              </table:table-cell>
              <table:table-cell office:value-type="float" office:value="-0.109">
                <text:p>-0.109</text:p>
              </table:table-cell>
            </table:table-row>
            <table:table-row>
              <table:table-cell office:value-type="string">
                <text:p>dc_spearfish_2013-11-30-06-11-19.ser         </text:p>
              </table:table-cell>
              <table:table-cell office:value-type="float" office:value="-0.0579999999999998">
                <text:p>-0.0579999999999998</text:p>
              </table:table-cell>
              <table:table-cell office:value-type="float" office:value="-0.0369999999999999">
                <text:p>-0.0369999999999999</text:p>
              </table:table-cell>
              <table:table-cell office:value-type="float" office:value="-0.00699999999999967">
                <text:p>-0.00699999999999967</text:p>
              </table:table-cell>
            </table:table-row>
            <table:table-row>
              <table:table-cell office:value-type="string">
                <text:p>dc_topp:states_2013-11-30-06-11-06.ser       </text:p>
              </table:table-cell>
              <table:table-cell office:value-type="float" office:value="-0.0239999999999991">
                <text:p>-0.0239999999999991</text:p>
              </table:table-cell>
              <table:table-cell office:value-type="float" office:value="-0.0839999999999996">
                <text:p>-0.083999999999999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dc_topp:states_2013-11-30-06-11-07.ser       </text:p>
              </table:table-cell>
              <table:table-cell office:value-type="float" office:value="-0.00399999999999956">
                <text:p>-0.00399999999999956</text:p>
              </table:table-cell>
              <table:table-cell office:value-type="float" office:value="-0.0199999999999996">
                <text:p>-0.019999999999999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test_z_625k.ser                              </text:p>
              </table:table-cell>
              <table:table-cell office:value-type="float" office:value="-0.50800000000001">
                <text:p>-0.50800000000001</text:p>
              </table:table-cell>
              <table:table-cell office:value-type="float" office:value="0.585999999999984">
                <text:p>0.585999999999984</text:p>
              </table:table-cell>
              <table:table-cell office:value-type="float" office:value="1.90799999999999">
                <text:p>1.90799999999999</text:p>
              </table:table-cell>
            </table:table-row>
            <table:table-row>
              <table:table-cell office:value-type="string">
                <text:p>dc_boulder_2013-13-30-06-13-17.ser           </text:p>
              </table:table-cell>
              <table:table-cell office:value-type="float" office:value="0.596999999999994">
                <text:p>0.596999999999994</text:p>
              </table:table-cell>
              <table:table-cell office:value-type="float" office:value="3.01600000000001">
                <text:p>3.01600000000001</text:p>
              </table:table-cell>
              <table:table-cell office:value-type="float" office:value="2.229">
                <text:p>2.229</text:p>
              </table:table-cell>
            </table:table-row>
            <table:table-row>
              <table:table-cell office:value-type="string">
                <text:p>dc_boulder_2013-13-30-06-13-20.ser           </text:p>
              </table:table-cell>
              <table:table-cell office:value-type="float" office:value="0.497">
                <text:p>0.497</text:p>
              </table:table-cell>
              <table:table-cell office:value-type="float" office:value="1.337">
                <text:p>1.337</text:p>
              </table:table-cell>
              <table:table-cell office:value-type="float" office:value="1.15000000000001">
                <text:p>1.15000000000001</text:p>
              </table:table-cell>
            </table:table-row>
            <table:table-row>
              <table:table-cell office:value-type="string">
                <text:p>dc_shp_alllayers_2013-00-30-07-00-43.ser     </text:p>
              </table:table-cell>
              <table:table-cell office:value-type="float" office:value="-0.782000000000004">
                <text:p>-0.782000000000004</text:p>
              </table:table-cell>
              <table:table-cell office:value-type="float" office:value="-0.103999999999999">
                <text:p>-0.103999999999999</text:p>
              </table:table-cell>
              <table:table-cell office:value-type="float" office:value="-0.0500000000000043">
                <text:p>-0.0500000000000043</text:p>
              </table:table-cell>
            </table:table-row>
            <table:table-row>
              <table:table-cell office:value-type="string">
                <text:p>dc_shp_alllayers_2013-00-30-07-00-47.ser     </text:p>
              </table:table-cell>
              <table:table-cell office:value-type="float" office:value="31.192">
                <text:p>31.192</text:p>
              </table:table-cell>
              <table:table-cell office:value-type="float" office:value="93.707">
                <text:p>93.707</text:p>
              </table:table-cell>
              <table:table-cell office:value-type="float" office:value="58.456">
                <text:p>58.456</text:p>
              </table:table-cell>
            </table:table-row>
            <table:table-row>
              <table:table-cell office:value-type="string">
                <text:p>dc_spearfish_2013-11-30-06-11-15.ser         </text:p>
              </table:table-cell>
              <table:table-cell office:value-type="float" office:value="-0.0790000000000006">
                <text:p>-0.0790000000000006</text:p>
              </table:table-cell>
              <table:table-cell office:value-type="float" office:value="0.519">
                <text:p>0.519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dc_spearfish_2013-11-30-06-11-19.ser         </text:p>
              </table:table-cell>
              <table:table-cell office:value-type="float" office:value="-0.0470000000000006">
                <text:p>-0.0470000000000006</text:p>
              </table:table-cell>
              <table:table-cell office:value-type="float" office:value="0.117">
                <text:p>0.11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dc_topp:states_2013-11-30-06-11-06.ser       </text:p>
              </table:table-cell>
              <table:table-cell office:value-type="float" office:value="0.00200000000000067">
                <text:p>0.00200000000000067</text:p>
              </table:table-cell>
              <table:table-cell office:value-type="float" office:value="-0.00399999999999956">
                <text:p>-0.00399999999999956</text:p>
              </table:table-cell>
              <table:table-cell office:value-type="float" office:value="0.172000000000001">
                <text:p>0.172000000000001</text:p>
              </table:table-cell>
            </table:table-row>
            <table:table-row>
              <table:table-cell office:value-type="string">
                <text:p>dc_topp:states_2013-11-30-06-11-07.ser       </text:p>
              </table:table-cell>
              <table:table-cell office:value-type="float" office:value="-0.00999999999999979">
                <text:p>-0.00999999999999979</text:p>
              </table:table-cell>
              <table:table-cell office:value-type="float" office:value="0.0409999999999995">
                <text:p>0.040999999999999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test_z_625k.ser                              </text:p>
              </table:table-cell>
              <table:table-cell office:value-type="float" office:value="3.023">
                <text:p>3.023</text:p>
              </table:table-cell>
              <table:table-cell office:value-type="float" office:value="14.43">
                <text:p>14.43</text:p>
              </table:table-cell>
              <table:table-cell office:value-type="float" office:value="10.285">
                <text:p>10.285</text:p>
              </table:table-cell>
            </table:table-row>
            <table:table-row>
              <table:table-cell office:value-type="string">
                <text:p>dc_boulder_2013-13-30-06-13-17.ser           </text:p>
              </table:table-cell>
              <table:table-cell office:value-type="float" office:value="1.268">
                <text:p>1.268</text:p>
              </table:table-cell>
              <table:table-cell office:value-type="float" office:value="3.29100000000001">
                <text:p>3.29100000000001</text:p>
              </table:table-cell>
              <table:table-cell office:value-type="float" office:value="1.28100000000001">
                <text:p>1.28100000000001</text:p>
              </table:table-cell>
            </table:table-row>
            <table:table-row>
              <table:table-cell office:value-type="string">
                <text:p>dc_boulder_2013-13-30-06-13-20.ser           </text:p>
              </table:table-cell>
              <table:table-cell office:value-type="float" office:value="0.509999999999998">
                <text:p>0.509999999999998</text:p>
              </table:table-cell>
              <table:table-cell office:value-type="float" office:value="1.41099999999999">
                <text:p>1.41099999999999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string">
                <text:p>dc_shp_alllayers_2013-00-30-07-00-43.ser     </text:p>
              </table:table-cell>
              <table:table-cell office:value-type="float" office:value="-0.433">
                <text:p>-0.433</text:p>
              </table:table-cell>
              <table:table-cell office:value-type="float" office:value="0.251999999999995">
                <text:p>0.251999999999995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dc_shp_alllayers_2013-00-30-07-00-47.ser     </text:p>
              </table:table-cell>
              <table:table-cell office:value-type="float" office:value="73.4060000000001">
                <text:p>73.4060000000001</text:p>
              </table:table-cell>
              <table:table-cell office:value-type="float" office:value="113.535">
                <text:p>113.535</text:p>
              </table:table-cell>
              <table:table-cell office:value-type="float" office:value="45.635">
                <text:p>45.635</text:p>
              </table:table-cell>
            </table:table-row>
            <table:table-row>
              <table:table-cell office:value-type="string">
                <text:p>dc_spearfish_2013-11-30-06-11-15.ser         </text:p>
              </table:table-cell>
              <table:table-cell office:value-type="float" office:value="0.0490000000000013">
                <text:p>0.0490000000000013</text:p>
              </table:table-cell>
              <table:table-cell office:value-type="float" office:value="0.569000000000001">
                <text:p>0.569000000000001</text:p>
              </table:table-cell>
              <table:table-cell office:value-type="float" office:value="0.143000000000001">
                <text:p>0.143000000000001</text:p>
              </table:table-cell>
            </table:table-row>
            <table:table-row>
              <table:table-cell office:value-type="string">
                <text:p>dc_spearfish_2013-11-30-06-11-19.ser         </text:p>
              </table:table-cell>
              <table:table-cell office:value-type="float" office:value="0.04">
                <text:p>0.04</text:p>
              </table:table-cell>
              <table:table-cell office:value-type="float" office:value="0.185">
                <text:p>0.185</text:p>
              </table:table-cell>
              <table:table-cell office:value-type="float" office:value="0.0729999999999995">
                <text:p>0.0729999999999995</text:p>
              </table:table-cell>
            </table:table-row>
            <table:table-row>
              <table:table-cell office:value-type="string">
                <text:p>dc_topp:states_2013-11-30-06-11-06.ser       </text:p>
              </table:table-cell>
              <table:table-cell office:value-type="float" office:value="0.000999999999999446">
                <text:p>0.000999999999999446</text:p>
              </table:table-cell>
              <table:table-cell office:value-type="float" office:value="0.00399999999999956">
                <text:p>0.00399999999999956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dc_topp:states_2013-11-30-06-11-07.ser       </text:p>
              </table:table-cell>
              <table:table-cell office:value-type="float" office:value="0.0129999999999999">
                <text:p>0.0129999999999999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test_z_625k.ser                              </text:p>
              </table:table-cell>
              <table:table-cell office:value-type="float" office:value="9.61699999999999">
                <text:p>9.61699999999999</text:p>
              </table:table-cell>
              <table:table-cell office:value-type="float" office:value="18.927">
                <text:p>18.927</text:p>
              </table:table-cell>
              <table:table-cell office:value-type="float" office:value="6.16300000000001">
                <text:p>6.163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